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text:s text:c="6"/>/*..............PCIe Rockchip Controller Driver............*/</text:p>
      <text:p text:style-name="P1"><text:s text:c="6"/></text:p>
      <text:p text:style-name="P1"><text:s text:c="6"/></text:p>
      <text:p text:style-name="P1"><text:s/>=========================== <text:s/>pcie-rockchip.h=====================</text:p>
      <text:p text:style-name="P1"><text:s/><text:tab/>#include &lt;linux/pci.h&gt;</text:p>
      <text:p text:style-name="P1"><text:tab/>#include &lt;linux/pci-ecam.h&gt;</text:p>
      <text:p text:style-name="P1"/>
      <text:p text:style-name="P1"><text:tab/>/*</text:p>
      <text:p text:style-name="P1"><text:tab/> * The upper 16 bits of PCIE_CLIENT_CONFIG are a write mask for the lower 16</text:p>
      <text:p text:style-name="P1"><text:tab/> * bits. <text:s/>This allows atomic updates of the register without locking.</text:p>
      <text:p text:style-name="P1"><text:tab/> */</text:p>
      <text:p text:style-name="P1"><text:tab/>#define HIWORD_UPDATE(mask, val) <text:s text:c="7"/>(((mask) &lt;&lt; 16) | (val))</text:p>
      <text:p text:style-name="P1"><text:tab/>#define HIWORD_UPDATE_BIT(val) <text:s text:c="9"/>HIWORD_UPDATE(val, val)</text:p>
      <text:p text:style-name="P1"/>
      <text:p text:style-name="P1"><text:tab/>#define ENCODE_LANES(x) <text:s text:c="16"/>((((x) &gt;&gt; 1) &amp; 3) &lt;&lt; 4)</text:p>
      <text:p text:style-name="P1"><text:tab/>#define MAX_LANE_NUM <text:s text:c="19"/>4</text:p>
      <text:p text:style-name="P1"><text:tab/>#define MAX_REGION_LIMIT <text:s text:c="15"/>32</text:p>
      <text:p text:style-name="P1"><text:tab/>#define MIN_EP_APERTURE <text:s text:c="16"/>28</text:p>
      <text:p text:style-name="P1"/>
      <text:p text:style-name="P1"><text:tab/>#define PCIE_CLIENT_BASE <text:s text:c="15"/>0x0</text:p>
      <text:p text:style-name="P1"><text:tab/>#define PCIE_CLIENT_CONFIG <text:s text:c="13"/>(PCIE_CLIENT_BASE + 0x00)</text:p>
      <text:p text:style-name="P1"><text:tab/>#define <text:s text:c="2"/>PCIE_CLIENT_CONF_ENABLE <text:s text:c="8"/>HIWORD_UPDATE_BIT(0x0001)</text:p>
      <text:p text:style-name="P1"><text:tab/>#define <text:s text:c="2"/>PCIE_CLIENT_CONF_DISABLE <text:s text:c="6"/>HIWORD_UPDATE(0x0001, 0)</text:p>
      <text:p text:style-name="P1"><text:tab/>#define <text:s text:c="2"/>PCIE_CLIENT_LINK_TRAIN_ENABLE <text:s text:c="2"/>HIWORD_UPDATE_BIT(0x0002)</text:p>
      <text:p text:style-name="P1"><text:tab/>#define <text:s text:c="2"/>PCIE_CLIENT_ARI_ENABLE <text:s text:c="9"/>HIWORD_UPDATE_BIT(0x0008)</text:p>
      <text:p text:style-name="P1"><text:tab/>#define <text:s text:c="2"/>PCIE_CLIENT_CONF_LANE_NUM(x) <text:s text:c="3"/>HIWORD_UPDATE(0x0030, ENCODE_LANES(x))</text:p>
      <text:p text:style-name="P1"><text:tab/>#define <text:s text:c="2"/>PCIE_CLIENT_MODE_RC <text:s text:c="12"/>HIWORD_UPDATE_BIT(0x0040)</text:p>
      <text:p text:style-name="P1"><text:tab/>#define <text:s text:c="2"/>PCIE_CLIENT_MODE_EP <text:s text:c="11"/>HIWORD_UPDATE(0x0040, 0)</text:p>
      <text:p text:style-name="P1"><text:tab/>#define <text:s text:c="2"/>PCIE_CLIENT_GEN_SEL_1 <text:s text:c="10"/>HIWORD_UPDATE(0x0080, 0)</text:p>
      <text:p text:style-name="P1"><text:tab/>#define <text:s text:c="2"/>PCIE_CLIENT_GEN_SEL_2 <text:s text:c="10"/>HIWORD_UPDATE_BIT(0x0080)</text:p>
      <text:p text:style-name="P1"><text:tab/>#define PCIE_CLIENT_DEBUG_OUT_0 <text:s text:c="8"/>(PCIE_CLIENT_BASE + 0x3c)</text:p>
      <text:p text:style-name="P1"><text:tab/>#define <text:s text:c="2"/>PCIE_CLIENT_DEBUG_LTSSM_MASK <text:s text:c="9"/>GENMASK(5, 0)</text:p>
      <text:p text:style-name="P1"><text:tab/>#define <text:s text:c="2"/>PCIE_CLIENT_DEBUG_LTSSM_L1 <text:s text:c="11"/>0x18</text:p>
      <text:p text:style-name="P1"><text:tab/>#define <text:s text:c="2"/>PCIE_CLIENT_DEBUG_LTSSM_L2 <text:s text:c="11"/>0x19</text:p>
      <text:p text:style-name="P1"><text:tab/>#define PCIE_CLIENT_BASIC_STATUS1 <text:s text:c="6"/>(PCIE_CLIENT_BASE + 0x48)</text:p>
      <text:p text:style-name="P1"><text:tab/>#define <text:s text:c="2"/>PCIE_CLIENT_LINK_STATUS_UP <text:s text:c="11"/>0x00300000</text:p>
      <text:p text:style-name="P1"><text:tab/>#define <text:s text:c="2"/>PCIE_CLIENT_LINK_STATUS_MASK <text:s text:c="9"/>0x00300000</text:p>
      <text:p text:style-name="P1"><text:tab/>#define PCIE_CLIENT_INT_MASK <text:s text:c="11"/>(PCIE_CLIENT_BASE + 0x4c)</text:p>
      <text:p text:style-name="P1"><text:tab/>#define PCIE_CLIENT_INT_STATUS <text:s text:c="9"/>(PCIE_CLIENT_BASE + 0x50)</text:p>
      <text:p text:style-name="P1"><text:tab/>#define <text:s text:c="2"/>PCIE_CLIENT_INTR_MASK <text:s text:c="16"/>GENMASK(8, 5)</text:p>
      <text:p text:style-name="P1"><text:tab/>#define <text:s text:c="2"/>PCIE_CLIENT_INTR_SHIFT <text:s text:c="15"/>5</text:p>
      <text:p text:style-name="P1"><text:tab/>#define <text:s text:c="2"/>PCIE_CLIENT_INT_LEGACY_DONE <text:s text:c="10"/>BIT(15)</text:p>
      <text:p text:style-name="P1"><text:tab/>#define <text:s text:c="2"/>PCIE_CLIENT_INT_MSG <text:s text:c="18"/>BIT(14)</text:p>
      <text:p text:style-name="P1"><text:tab/>#define <text:s text:c="2"/>PCIE_CLIENT_INT_HOT_RST <text:s text:c="14"/>BIT(13)</text:p>
      <text:p text:style-name="P1"><text:tab/>#define <text:s text:c="2"/>PCIE_CLIENT_INT_DPA <text:s text:c="18"/>BIT(12)</text:p>
      <text:p text:style-name="P1"><text:tab/>#define <text:s text:c="2"/>PCIE_CLIENT_INT_FATAL_ERR <text:s text:c="12"/>BIT(11)</text:p>
      <text:p text:style-name="P1"><text:tab/>#define <text:s text:c="2"/>PCIE_CLIENT_INT_NFATAL_ERR <text:s text:c="11"/>BIT(10)</text:p>
      <text:p text:style-name="P1"><text:tab/>#define <text:s text:c="2"/>PCIE_CLIENT_INT_CORR_ERR <text:s text:c="13"/>BIT(9)</text:p>
      <text:p text:style-name="P1"><text:tab/>#define <text:s text:c="2"/>PCIE_CLIENT_INT_INTD <text:s text:c="17"/>BIT(8)</text:p>
      <text:p text:style-name="P1"><text:tab/>#define <text:s text:c="2"/>PCIE_CLIENT_INT_INTC <text:s text:c="17"/>BIT(7)</text:p>
      <text:p text:style-name="P1"><text:tab/>#define <text:s text:c="2"/>PCIE_CLIENT_INT_INTB <text:s text:c="17"/>BIT(6)</text:p>
      <text:p text:style-name="P1"><text:tab/>#define <text:s text:c="2"/>PCIE_CLIENT_INT_INTA <text:s text:c="17"/>BIT(5)</text:p>
      <text:p text:style-name="P1"><text:tab/>#define <text:s text:c="2"/>PCIE_CLIENT_INT_LOCAL <text:s text:c="16"/>BIT(4)</text:p>
      <text:p text:style-name="P1"><text:tab/>#define <text:s text:c="2"/>PCIE_CLIENT_INT_UDMA <text:s text:c="17"/>BIT(3)</text:p>
      <text:p text:style-name="P1"><text:tab/>#define <text:s text:c="2"/>PCIE_CLIENT_INT_PHY <text:s text:c="18"/>BIT(2)</text:p>
      <text:p text:style-name="P1"><text:soft-page-break/><text:tab/>#define <text:s text:c="2"/>PCIE_CLIENT_INT_HOT_PLUG <text:s text:c="13"/>BIT(1)</text:p>
      <text:p text:style-name="P1"><text:tab/>#define <text:s text:c="2"/>PCIE_CLIENT_INT_PWR_STCG <text:s text:c="13"/>BIT(0)</text:p>
      <text:p text:style-name="P1"/>
      <text:p text:style-name="P1"><text:tab/></text:p>
      <text:p text:style-name="P1"><text:s text:c="3"/><text:tab/>struct rockchip_pcie {</text:p>
      <text:p text:style-name="P1"><text:s text:c="8"/>void <text:s text:c="3"/>__iomem *reg_base; <text:s text:c="13"/>/* DT axi-base */</text:p>
      <text:p text:style-name="P1"><text:s text:c="8"/>void <text:s text:c="3"/>__iomem *apb_base; <text:s text:c="13"/>/* DT apb-base */</text:p>
      <text:p text:style-name="P1"><text:s text:c="8"/>bool <text:s text:c="3"/>legacy_phy;</text:p>
      <text:p text:style-name="P1"><text:s text:c="8"/>struct <text:s/>phy *phys[MAX_LANE_NUM];</text:p>
      <text:p text:style-name="P1"><text:s text:c="8"/>struct <text:s/>reset_control *core_rst;</text:p>
      <text:p text:style-name="P1"><text:s text:c="8"/>struct <text:s/>reset_control *mgmt_rst;</text:p>
      <text:p text:style-name="P1"><text:s text:c="8"/>struct <text:s/>reset_control *mgmt_sticky_rst;</text:p>
      <text:p text:style-name="P1"><text:s text:c="8"/>struct <text:s/>reset_control *pipe_rst;</text:p>
      <text:p text:style-name="P1"><text:s text:c="8"/>struct <text:s/>reset_control *pm_rst;</text:p>
      <text:p text:style-name="P1"><text:s text:c="8"/>struct <text:s/>reset_control *aclk_rst;</text:p>
      <text:p text:style-name="P1"><text:s text:c="8"/>struct <text:s/>reset_control *pclk_rst;</text:p>
      <text:p text:style-name="P1"><text:s text:c="8"/>struct <text:s/>clk *aclk_pcie;</text:p>
      <text:p text:style-name="P1"><text:s text:c="8"/>struct <text:s/>clk *aclk_perf_pcie;</text:p>
      <text:p text:style-name="P1"><text:s text:c="8"/>struct <text:s/>clk *hclk_pcie;</text:p>
      <text:p text:style-name="P1"><text:s text:c="8"/>struct <text:s/>clk *clk_pcie_pm;</text:p>
      <text:p text:style-name="P1"><text:s text:c="8"/>struct <text:s/>regulator *vpcie12v; /* 12V power supply */</text:p>
      <text:p text:style-name="P1"><text:s text:c="8"/>struct <text:s/>regulator *vpcie3v3; /* 3.3V power supply */</text:p>
      <text:p text:style-name="P1"><text:s text:c="8"/>struct <text:s/>regulator *vpcie1v8; /* 1.8V power supply */</text:p>
      <text:p text:style-name="P1"><text:s text:c="8"/>struct <text:s/>regulator *vpcie0v9; /* 0.9V power supply */</text:p>
      <text:p text:style-name="P1"><text:s text:c="8"/>struct <text:s/>gpio_desc *ep_gpio;</text:p>
      <text:p text:style-name="P1"><text:s text:c="8"/>u32 <text:s text:c="4"/>lanes;</text:p>
      <text:p text:style-name="P1"><text:s text:c="8"/>u8 <text:s text:c="5"/>lanes_map;</text:p>
      <text:p text:style-name="P1"><text:s text:c="8"/>int <text:s text:c="4"/>link_gen;</text:p>
      <text:p text:style-name="P1"><text:s text:c="8"/>struct <text:s/>device *dev;</text:p>
      <text:p text:style-name="P1"><text:s text:c="8"/>struct <text:s/>irq_domain *irq_domain;</text:p>
      <text:p text:style-name="P1"><text:s text:c="8"/>int <text:s text:c="4"/>offset;</text:p>
      <text:p text:style-name="P1"><text:s text:c="8"/>void <text:s text:c="3"/>__iomem *msg_region;</text:p>
      <text:p text:style-name="P1"><text:s text:c="8"/>phys_addr_t msg_bus_addr;</text:p>
      <text:p text:style-name="P1"><text:s text:c="8"/>bool is_rc;</text:p>
      <text:p text:style-name="P1"><text:s text:c="8"/>struct resource *mem_res;</text:p>
      <text:p text:style-name="P1"><text:tab/>};</text:p>
      <text:p text:style-name="P1"/>
      <text:p text:style-name="P1"><text:tab/> -----------------&gt;</text:p>
      <text:p text:style-name="P1"><text:tab/> <text:tab/>/**</text:p>
      <text:p text:style-name="P1"><text:tab/><text:tab/><text:tab/> * struct phy - represents the phy device</text:p>
      <text:p text:style-name="P1"><text:tab/><text:tab/><text:tab/> * @dev: phy device</text:p>
      <text:p text:style-name="P1"><text:tab/><text:tab/><text:tab/> * @id: id of the phy device</text:p>
      <text:p text:style-name="P1"><text:tab/><text:tab/><text:tab/> * @ops: function pointers for performing phy operations</text:p>
      <text:p text:style-name="P1"><text:tab/><text:tab/><text:tab/> * @init_data: list of PHY consumers (non-dt only)</text:p>
      <text:p text:style-name="P1"><text:tab/><text:tab/><text:tab/> * @mutex: mutex to protect phy_ops</text:p>
      <text:p text:style-name="P1"><text:tab/><text:tab/><text:tab/> * @init_count: used to protect when the PHY is used by multiple consumers</text:p>
      <text:p text:style-name="P1"><text:tab/><text:tab/><text:tab/> * @power_count: used to protect when the PHY is used by multiple consumers</text:p>
      <text:p text:style-name="P1"><text:tab/><text:tab/><text:tab/> * @phy_attrs: used to specify PHY specific attributes</text:p>
      <text:p text:style-name="P1"><text:tab/><text:tab/><text:tab/> */</text:p>
      <text:p text:style-name="P1"><text:tab/><text:tab/><text:tab/>struct phy {</text:p>
      <text:p text:style-name="P1"><text:tab/><text:tab/><text:tab/><text:tab/>struct device<text:tab/><text:tab/>dev;</text:p>
      <text:p text:style-name="P1"><text:tab/><text:tab/><text:tab/><text:tab/>int<text:tab/><text:tab/><text:tab/>id;</text:p>
      <text:p text:style-name="P1"><text:tab/><text:tab/><text:tab/><text:tab/>const struct phy_ops<text:tab/>*ops;</text:p>
      <text:p text:style-name="P1"><text:tab/><text:tab/><text:tab/><text:tab/>struct mutex<text:tab/><text:tab/>mutex;</text:p>
      <text:p text:style-name="P1"><text:tab/><text:tab/><text:tab/><text:tab/>int<text:tab/><text:tab/><text:tab/>init_count;</text:p>
      <text:p text:style-name="P1"><text:tab/><text:tab/><text:tab/><text:tab/>int<text:tab/><text:tab/><text:tab/>power_count;</text:p>
      <text:p text:style-name="P1"><text:tab/><text:tab/><text:tab/><text:tab/>struct phy_attrs<text:tab/>attrs;</text:p>
      <text:p text:style-name="P1"><text:soft-page-break/><text:tab/><text:tab/><text:tab/><text:tab/>struct regulator<text:tab/>*pwr;</text:p>
      <text:p text:style-name="P1"><text:tab/><text:tab/><text:tab/>};</text:p>
      <text:p text:style-name="P1"/>
      <text:p text:style-name="P1"><text:tab/>------------------&gt;</text:p>
      <text:p text:style-name="P1"><text:tab/><text:tab/><text:tab/>/**</text:p>
      <text:p text:style-name="P1"><text:tab/><text:tab/><text:tab/> * struct reset_control - a reset control</text:p>
      <text:p text:style-name="P1"><text:tab/><text:tab/><text:tab/> * @rcdev: a pointer to the reset controller device</text:p>
      <text:p text:style-name="P1"><text:tab/><text:tab/><text:tab/> * <text:s text:c="8"/>this reset control belongs to</text:p>
      <text:p text:style-name="P1"><text:tab/><text:tab/><text:tab/> * @list: list entry for the rcdev's reset controller list</text:p>
      <text:p text:style-name="P1"><text:tab/><text:tab/><text:tab/> * @id: ID of the reset controller in the reset</text:p>
      <text:p text:style-name="P1"><text:tab/><text:tab/><text:tab/> * <text:s text:c="5"/>controller device</text:p>
      <text:p text:style-name="P1"><text:tab/><text:tab/><text:tab/> * @refcnt: Number of gets of this reset_control</text:p>
      <text:p text:style-name="P1"><text:tab/><text:tab/><text:tab/> * @acquired: Only one reset_control may be acquired for a given rcdev and id.</text:p>
      <text:p text:style-name="P1"><text:tab/><text:tab/><text:tab/> * @shared: Is this a shared (1), or an exclusive (0) reset_control?</text:p>
      <text:p text:style-name="P1"><text:tab/><text:tab/><text:tab/> * @array: Is this an array of reset controls (1)?</text:p>
      <text:p text:style-name="P1"><text:tab/><text:tab/><text:tab/> * @deassert_count: Number of times this reset line has been deasserted</text:p>
      <text:p text:style-name="P1"><text:tab/><text:tab/><text:tab/> * @triggered_count: Number of times this reset line has been reset. Currently</text:p>
      <text:p text:style-name="P1"><text:tab/><text:tab/><text:tab/> * <text:s text:c="18"/>only used for shared resets, which means that the value</text:p>
      <text:p text:style-name="P1"><text:tab/><text:tab/><text:tab/> * <text:s text:c="18"/>will be either 0 or 1.</text:p>
      <text:p text:style-name="P1"><text:tab/><text:tab/><text:tab/> */</text:p>
      <text:p text:style-name="P1"><text:tab/><text:tab/><text:tab/>struct reset_control {</text:p>
      <text:p text:style-name="P1"><text:tab/><text:tab/><text:tab/><text:tab/>struct reset_controller_dev *rcdev;</text:p>
      <text:p text:style-name="P1"><text:tab/><text:tab/><text:tab/><text:tab/>struct list_head list;</text:p>
      <text:p text:style-name="P1"><text:tab/><text:tab/><text:tab/><text:tab/>unsigned int id;</text:p>
      <text:p text:style-name="P1"><text:tab/><text:tab/><text:tab/><text:tab/>struct kref refcnt;</text:p>
      <text:p text:style-name="P1"><text:tab/><text:tab/><text:tab/><text:tab/>bool acquired;</text:p>
      <text:p text:style-name="P1"><text:tab/><text:tab/><text:tab/><text:tab/>bool shared;</text:p>
      <text:p text:style-name="P1"><text:tab/><text:tab/><text:tab/><text:tab/>bool array;</text:p>
      <text:p text:style-name="P1"><text:tab/><text:tab/><text:tab/><text:tab/>atomic_t deassert_count;</text:p>
      <text:p text:style-name="P1"><text:tab/><text:tab/><text:tab/><text:tab/>atomic_t triggered_count;</text:p>
      <text:p text:style-name="P1"><text:tab/><text:tab/><text:tab/>};</text:p>
      <text:p text:style-name="P1"><text:tab/><text:tab/><text:tab/></text:p>
      <text:p text:style-name="P1"><text:tab/>-----------------&gt;</text:p>
      <text:p text:style-name="P1"><text:tab/><text:tab/><text:tab/>struct clk {</text:p>
      <text:p text:style-name="P1"><text:tab/><text:tab/><text:tab/>struct clk_core<text:tab/>*core;</text:p>
      <text:p text:style-name="P1"><text:tab/><text:tab/><text:tab/>struct device *dev;</text:p>
      <text:p text:style-name="P1"><text:tab/><text:tab/><text:tab/>const char *dev_id;</text:p>
      <text:p text:style-name="P1"><text:tab/><text:tab/><text:tab/>const char *con_id;</text:p>
      <text:p text:style-name="P1"><text:tab/><text:tab/><text:tab/>unsigned long min_rate;</text:p>
      <text:p text:style-name="P1"><text:tab/><text:tab/><text:tab/>unsigned long max_rate;</text:p>
      <text:p text:style-name="P1"><text:tab/><text:tab/><text:tab/>unsigned int exclusive_count;</text:p>
      <text:p text:style-name="P1"><text:tab/><text:tab/><text:tab/>struct hlist_node clks_node;</text:p>
      <text:p text:style-name="P1"><text:tab/><text:tab/><text:tab/>};</text:p>
      <text:p text:style-name="P1"><text:tab/><text:tab/><text:tab/></text:p>
      <text:p text:style-name="P1"><text:tab/>-----------------&gt;</text:p>
      <text:p text:style-name="P1"><text:tab/><text:tab/><text:tab/>/*</text:p>
      <text:p text:style-name="P1"><text:tab/><text:tab/><text:tab/> * struct regulator</text:p>
      <text:p text:style-name="P1"><text:tab/><text:tab/><text:tab/> *</text:p>
      <text:p text:style-name="P1"><text:tab/><text:tab/><text:tab/> * One for each consumer device.</text:p>
      <text:p text:style-name="P1"><text:tab/><text:tab/><text:tab/> */</text:p>
      <text:p text:style-name="P1"><text:tab/><text:tab/><text:tab/>struct regulator {</text:p>
      <text:p text:style-name="P1"><text:tab/><text:tab/><text:tab/><text:tab/>struct device *dev;</text:p>
      <text:p text:style-name="P1"><text:tab/><text:tab/><text:tab/><text:tab/>struct list_head list;</text:p>
      <text:p text:style-name="P1"><text:tab/><text:tab/><text:tab/><text:tab/>int uA_load;</text:p>
      <text:p text:style-name="P1"><text:tab/><text:tab/><text:tab/><text:tab/>int min_uV;</text:p>
      <text:p text:style-name="P1"><text:tab/><text:tab/><text:tab/><text:tab/>int max_uV;</text:p>
      <text:p text:style-name="P1"><text:tab/><text:tab/><text:tab/><text:tab/>int enabled;</text:p>
      <text:p text:style-name="P1"><text:soft-page-break/><text:tab/><text:tab/><text:tab/><text:tab/>char *supply_name;</text:p>
      <text:p text:style-name="P1"><text:tab/><text:tab/><text:tab/><text:tab/>struct device_attribute dev_attr;</text:p>
      <text:p text:style-name="P1"><text:tab/><text:tab/><text:tab/><text:tab/>struct regulator_dev *rdev; <text:s text:c="2"/>//https://elixir.bootlin.com/linux/latest/source/include/linux/regulator/driver.h</text:p>
      <text:p text:style-name="P1"><text:tab/><text:tab/><text:tab/><text:tab/>struct dentry *debugfs;</text:p>
      <text:p text:style-name="P1"><text:tab/><text:tab/><text:tab/>};</text:p>
      <text:p text:style-name="P1"><text:s text:c="3"/><text:tab/>-----------------&gt; </text:p>
      <text:p text:style-name="P1"><text:s text:c="3"/><text:tab/><text:tab/><text:tab/><text:tab/>//https://www.kernel.org/doc/Documentation/gpio/consumer.txt</text:p>
      <text:p text:style-name="P1"><text:s text:c="3"/><text:tab/><text:tab/><text:tab/><text:tab/>// https://elixir.bootlin.com/linux/latest/source/drivers/gpio/gpiolib.h#L127</text:p>
      <text:p text:style-name="P1"><text:tab/><text:tab/><text:tab/>/**</text:p>
      <text:p text:style-name="P1"><text:tab/><text:tab/><text:tab/> * struct gpio_desc - Opaque descriptor for a GPIO</text:p>
      <text:p text:style-name="P1"><text:tab/><text:tab/><text:tab/> *</text:p>
      <text:p text:style-name="P1"><text:tab/><text:tab/><text:tab/> * @gdev:<text:tab/><text:tab/>Pointer to the parent GPIO device</text:p>
      <text:p text:style-name="P1"><text:tab/><text:tab/><text:tab/> * @flags:<text:tab/><text:tab/>Binary descriptor flags</text:p>
      <text:p text:style-name="P1"><text:tab/><text:tab/><text:tab/> * @label:<text:tab/><text:tab/>Name of the consumer</text:p>
      <text:p text:style-name="P1"><text:tab/><text:tab/><text:tab/> * @name:<text:tab/><text:tab/>Line name</text:p>
      <text:p text:style-name="P1"><text:tab/><text:tab/><text:tab/> * @hog:<text:tab/><text:tab/>Pointer to the device node that hogs this line (if any)</text:p>
      <text:p text:style-name="P1"><text:tab/><text:tab/><text:tab/> * @debounce_period_us:<text:tab/>Debounce period in microseconds</text:p>
      <text:p text:style-name="P1"><text:tab/><text:tab/><text:tab/> *</text:p>
      <text:p text:style-name="P1"><text:tab/><text:tab/><text:tab/> * These are obtained using gpiod_get() and are preferable to the old</text:p>
      <text:p text:style-name="P1"><text:tab/><text:tab/><text:tab/> * integer-based handles.</text:p>
      <text:p text:style-name="P1"><text:tab/><text:tab/><text:tab/> *</text:p>
      <text:p text:style-name="P1"><text:tab/><text:tab/><text:tab/> * Contrary to integers, a pointer to a &amp;struct gpio_desc is guaranteed to be</text:p>
      <text:p text:style-name="P1"><text:tab/><text:tab/><text:tab/> * valid until the GPIO is released.</text:p>
      <text:p text:style-name="P1"><text:tab/><text:tab/><text:tab/> */</text:p>
      <text:p text:style-name="P1"><text:tab/><text:tab/><text:tab/>struct gpio_desc {</text:p>
      <text:p text:style-name="P1"><text:tab/><text:tab/><text:tab/><text:tab/>struct gpio_device<text:tab/>*gdev;</text:p>
      <text:p text:style-name="P1"><text:tab/><text:tab/><text:tab/><text:tab/>unsigned long<text:tab/><text:tab/>flags;</text:p>
      <text:p text:style-name="P1"><text:tab/><text:tab/><text:tab/>/* flag symbols are bit numbers */</text:p>
      <text:p text:style-name="P1"><text:tab/><text:tab/><text:tab/>#define FLAG_REQUESTED<text:tab/>0</text:p>
      <text:p text:style-name="P1"><text:tab/><text:tab/><text:tab/>#define FLAG_IS_OUT<text:tab/>1</text:p>
      <text:p text:style-name="P1"><text:tab/><text:tab/><text:tab/>#define FLAG_EXPORT<text:tab/>2<text:tab/>/* protected by sysfs_lock */</text:p>
      <text:p text:style-name="P1"><text:tab/><text:tab/><text:tab/>#define FLAG_SYSFS<text:tab/>3<text:tab/>/* exported via /sys/class/gpio/control */</text:p>
      <text:p text:style-name="P1"><text:tab/><text:tab/><text:tab/>#define FLAG_ACTIVE_LOW<text:tab/>6<text:tab/>/* value has active low */</text:p>
      <text:p text:style-name="P1"><text:tab/><text:tab/><text:tab/>#define FLAG_OPEN_DRAIN<text:tab/>7<text:tab/>/* Gpio is open drain type */</text:p>
      <text:p text:style-name="P1"><text:tab/><text:tab/><text:tab/>#define FLAG_OPEN_SOURCE 8<text:tab/>/* Gpio is open source type */</text:p>
      <text:p text:style-name="P1"><text:tab/><text:tab/><text:tab/>#define FLAG_USED_AS_IRQ 9<text:tab/>/* GPIO is connected to an IRQ */</text:p>
      <text:p text:style-name="P1"><text:tab/><text:tab/><text:tab/>#define FLAG_IRQ_IS_ENABLED 10<text:tab/>/* GPIO is connected to an enabled IRQ */</text:p>
      <text:p text:style-name="P1"><text:tab/><text:tab/><text:tab/>#define FLAG_IS_HOGGED<text:tab/>11<text:tab/>/* GPIO is hogged */</text:p>
      <text:p text:style-name="P1"><text:tab/><text:tab/><text:tab/>#define FLAG_TRANSITORY 12<text:tab/>/* GPIO may lose value in sleep or reset */</text:p>
      <text:p text:style-name="P1"><text:tab/><text:tab/><text:tab/>#define FLAG_PULL_UP <text:s text:c="3"/>13<text:tab/>/* GPIO has pull up enabled */</text:p>
      <text:p text:style-name="P1"><text:tab/><text:tab/><text:tab/>#define FLAG_PULL_DOWN <text:s/>14<text:tab/>/* GPIO has pull down enabled */</text:p>
      <text:p text:style-name="P1"><text:tab/><text:tab/><text:tab/>#define FLAG_BIAS_DISABLE <text:s text:c="3"/>15<text:tab/>/* GPIO has pull disabled */</text:p>
      <text:p text:style-name="P1"><text:tab/><text:tab/><text:tab/>#define FLAG_EDGE_RISING <text:s text:c="4"/>16<text:tab/>/* GPIO CDEV detects rising edge events */</text:p>
      <text:p text:style-name="P1"><text:tab/><text:tab/><text:tab/>#define FLAG_EDGE_FALLING <text:s text:c="3"/>17<text:tab/>/* GPIO CDEV detects falling edge events */</text:p>
      <text:p text:style-name="P1"><text:tab/><text:tab/><text:tab/>#define FLAG_EVENT_CLOCK_REALTIME<text:tab/>18 /* GPIO CDEV reports REALTIME timestamps in events */</text:p>
      <text:p text:style-name="P1"><text:tab/><text:tab/><text:tab/>#define FLAG_EVENT_CLOCK_HTE<text:tab/><text:tab/>19 /* GPIO CDEV reports hardware timestamps in events */</text:p>
      <text:p text:style-name="P1"/>
      <text:p text:style-name="P1"><text:tab/><text:tab/><text:tab/><text:tab/>/* Connection label */</text:p>
      <text:p text:style-name="P1"><text:tab/><text:tab/><text:tab/><text:tab/>const char<text:tab/><text:tab/>*label;</text:p>
      <text:p text:style-name="P1"><text:tab/><text:tab/><text:tab/><text:tab/>/* Name of the GPIO */</text:p>
      <text:p text:style-name="P1"><text:tab/><text:tab/><text:tab/><text:tab/>const char<text:tab/><text:tab/>*name;</text:p>
      <text:p text:style-name="P1"><text:tab/><text:tab/><text:tab/>#ifdef CONFIG_OF_DYNAMIC</text:p>
      <text:p text:style-name="P1"><text:tab/><text:tab/><text:tab/><text:tab/>struct device_node<text:tab/>*hog;</text:p>
      <text:p text:style-name="P1"><text:tab/><text:tab/><text:tab/>#endif</text:p>
      <text:p text:style-name="P1"><text:soft-page-break/><text:tab/><text:tab/><text:tab/>#ifdef CONFIG_GPIO_CDEV</text:p>
      <text:p text:style-name="P1"><text:tab/><text:tab/><text:tab/><text:tab/>/* debounce period in microseconds */</text:p>
      <text:p text:style-name="P1"><text:tab/><text:tab/><text:tab/><text:tab/>unsigned int<text:tab/><text:tab/>debounce_period_us;</text:p>
      <text:p text:style-name="P1"><text:tab/><text:tab/><text:tab/>#endif</text:p>
      <text:p text:style-name="P1"><text:tab/><text:tab/><text:tab/>};</text:p>
      <text:p text:style-name="P1"><text:tab/><text:tab/><text:tab/></text:p>
      <text:p text:style-name="P1"><text:tab/><text:tab/><text:tab/></text:p>
      <text:p text:style-name="P1"><text:tab/>------------------&gt;</text:p>
      <text:p text:style-name="P1"><text:tab/><text:tab/><text:tab/>//https://elixir.bootlin.com/linux/latest/source/include/linux/device.h#L555</text:p>
      <text:p text:style-name="P1"><text:tab/><text:tab/><text:tab/></text:p>
      <text:p text:style-name="P1"><text:tab/><text:tab/><text:tab/>struct device {</text:p>
      <text:p text:style-name="P1"><text:tab/><text:tab/><text:tab/><text:tab/>struct kobject kobj;</text:p>
      <text:p text:style-name="P1"><text:tab/><text:tab/><text:tab/><text:tab/>struct device<text:tab/><text:tab/>*parent;</text:p>
      <text:p text:style-name="P1"/>
      <text:p text:style-name="P1"><text:tab/><text:tab/><text:tab/><text:tab/>struct device_private<text:tab/>*p;</text:p>
      <text:p text:style-name="P1"/>
      <text:p text:style-name="P1"><text:tab/><text:tab/><text:tab/><text:tab/>const char<text:tab/><text:tab/>*init_name; /* initial name of the device */</text:p>
      <text:p text:style-name="P1"><text:tab/><text:tab/><text:tab/><text:tab/>const struct device_type *type;</text:p>
      <text:p text:style-name="P1"/>
      <text:p text:style-name="P1"><text:tab/><text:tab/><text:tab/><text:tab/>struct bus_type<text:tab/>*bus;<text:tab/><text:tab/>/* type of bus device is on */</text:p>
      <text:p text:style-name="P1"><text:tab/><text:tab/><text:tab/><text:tab/>struct device_driver *driver;<text:tab/>/* which driver has allocated this</text:p>
      <text:p text:style-name="P1"><text:tab/><text:tab/><text:tab/><text:tab/><text:tab/><text:tab/><text:tab/><text:tab/> <text:s text:c="2"/>device */</text:p>
      <text:p text:style-name="P1"><text:tab/><text:tab/><text:tab/><text:tab/>void<text:tab/><text:tab/>*platform_data;<text:tab/>/* Platform specific data, device</text:p>
      <text:p text:style-name="P1"><text:tab/><text:tab/><text:tab/><text:tab/><text:tab/><text:tab/><text:tab/><text:tab/> <text:s text:c="2"/>core doesn't touch it */</text:p>
      <text:p text:style-name="P1"><text:tab/><text:tab/><text:tab/><text:tab/>void<text:tab/><text:tab/>*driver_data;<text:tab/>/* Driver data, set and get with</text:p>
      <text:p text:style-name="P1"><text:tab/><text:tab/><text:tab/><text:tab/><text:tab/><text:tab/><text:tab/><text:tab/> <text:s text:c="2"/>dev_set_drvdata/dev_get_drvdata */</text:p>
      <text:p text:style-name="P1"><text:tab/><text:tab/><text:tab/><text:tab/>struct mutex<text:tab/><text:tab/>mutex;<text:tab/>/* mutex to synchronize calls to</text:p>
      <text:p text:style-name="P1"><text:tab/><text:tab/><text:tab/><text:tab/><text:tab/><text:tab/><text:tab/><text:tab/> * its driver.</text:p>
      <text:p text:style-name="P1"><text:tab/><text:tab/><text:tab/><text:tab/><text:tab/><text:tab/><text:tab/><text:tab/> */</text:p>
      <text:p text:style-name="P1"/>
      <text:p text:style-name="P1"><text:tab/><text:tab/><text:tab/><text:tab/>struct dev_links_info<text:tab/>links;</text:p>
      <text:p text:style-name="P1"><text:tab/><text:tab/><text:tab/><text:tab/>struct dev_pm_info<text:tab/>power;</text:p>
      <text:p text:style-name="P1"><text:tab/><text:tab/><text:tab/><text:tab/>struct dev_pm_domain<text:tab/>*pm_domain;</text:p>
      <text:p text:style-name="P1"/>
      <text:p text:style-name="P1"><text:tab/><text:tab/><text:tab/>#ifdef CONFIG_ENERGY_MODEL</text:p>
      <text:p text:style-name="P1"><text:tab/><text:tab/><text:tab/><text:tab/>struct em_perf_domain<text:tab/>*em_pd;</text:p>
      <text:p text:style-name="P1"><text:tab/><text:tab/><text:tab/>#endif</text:p>
      <text:p text:style-name="P1"/>
      <text:p text:style-name="P1"><text:tab/><text:tab/><text:tab/>#ifdef CONFIG_PINCTRL</text:p>
      <text:p text:style-name="P1"><text:tab/><text:tab/><text:tab/><text:tab/>struct dev_pin_info<text:tab/>*pins;</text:p>
      <text:p text:style-name="P1"><text:tab/><text:tab/><text:tab/>#endif</text:p>
      <text:p text:style-name="P1"><text:tab/><text:tab/><text:tab/><text:tab/>struct dev_msi_info<text:tab/>msi;</text:p>
      <text:p text:style-name="P1"><text:tab/><text:tab/><text:tab/>#ifdef CONFIG_DMA_OPS</text:p>
      <text:p text:style-name="P1"><text:tab/><text:tab/><text:tab/><text:tab/>const struct dma_map_ops *dma_ops;</text:p>
      <text:p text:style-name="P1"><text:tab/><text:tab/><text:tab/>#endif</text:p>
      <text:p text:style-name="P1"><text:tab/><text:tab/><text:tab/><text:tab/>u64<text:tab/><text:tab/>*dma_mask;<text:tab/>/* dma mask (if dma'able device) */</text:p>
      <text:p text:style-name="P1"><text:tab/><text:tab/><text:tab/><text:tab/>u64<text:tab/><text:tab/>coherent_dma_mask;/* Like dma_mask, but for</text:p>
      <text:p text:style-name="P1"><text:tab/><text:tab/><text:tab/><text:tab/><text:tab/><text:tab/><text:tab/><text:tab/> <text:s text:c="4"/>alloc_coherent mappings as</text:p>
      <text:p text:style-name="P1"><text:tab/><text:tab/><text:tab/><text:tab/><text:tab/><text:tab/><text:tab/><text:tab/> <text:s text:c="4"/>not all hardware supports</text:p>
      <text:p text:style-name="P1"><text:tab/><text:tab/><text:tab/><text:tab/><text:tab/><text:tab/><text:tab/><text:tab/> <text:s text:c="4"/>64 bit addresses for consistent</text:p>
      <text:p text:style-name="P1"><text:tab/><text:tab/><text:tab/><text:tab/><text:tab/><text:tab/><text:tab/><text:tab/> <text:s text:c="4"/>allocations such descriptors. */</text:p>
      <text:p text:style-name="P1"><text:tab/><text:tab/><text:tab/><text:tab/>u64<text:tab/><text:tab/>bus_dma_limit;<text:tab/>/* upstream dma constraint */</text:p>
      <text:p text:style-name="P1"><text:tab/><text:tab/><text:tab/><text:tab/>const struct bus_dma_region *dma_range_map;</text:p>
      <text:p text:style-name="P1"/>
      <text:p text:style-name="P1"><text:tab/><text:tab/><text:tab/><text:tab/>struct device_dma_parameters *dma_parms;</text:p>
      <text:p text:style-name="P1"/>
      <text:p text:style-name="P1"><text:tab/><text:tab/><text:tab/><text:tab/>struct list_head<text:tab/>dma_pools;<text:tab/>/* dma pools (if dma'ble) */</text:p>
      <text:p text:style-name="P1"><text:soft-page-break/></text:p>
      <text:p text:style-name="P1"><text:tab/><text:tab/><text:tab/>#ifdef CONFIG_DMA_DECLARE_COHERENT</text:p>
      <text:p text:style-name="P1"><text:tab/><text:tab/><text:tab/><text:tab/>struct dma_coherent_mem<text:tab/>*dma_mem; /* internal for coherent mem</text:p>
      <text:p text:style-name="P1"><text:tab/><text:tab/><text:tab/><text:tab/><text:tab/><text:tab/><text:tab/><text:tab/> <text:s text:c="4"/>override */</text:p>
      <text:p text:style-name="P1"><text:tab/><text:tab/><text:tab/>#endif</text:p>
      <text:p text:style-name="P1"><text:tab/><text:tab/><text:tab/>#ifdef CONFIG_DMA_CMA</text:p>
      <text:p text:style-name="P1"><text:tab/><text:tab/><text:tab/><text:tab/>struct cma *cma_area;<text:tab/><text:tab/>/* contiguous memory area for dma</text:p>
      <text:p text:style-name="P1"><text:tab/><text:tab/><text:tab/><text:tab/><text:tab/><text:tab/><text:tab/><text:tab/> <text:s text:c="2"/>allocations */</text:p>
      <text:p text:style-name="P1"><text:tab/><text:tab/><text:tab/>#endif</text:p>
      <text:p text:style-name="P1"><text:tab/><text:tab/><text:tab/>#ifdef CONFIG_SWIOTLB</text:p>
      <text:p text:style-name="P1"><text:tab/><text:tab/><text:tab/><text:tab/>struct io_tlb_mem *dma_io_tlb_mem;</text:p>
      <text:p text:style-name="P1"><text:tab/><text:tab/><text:tab/>#endif</text:p>
      <text:p text:style-name="P1"><text:tab/><text:tab/><text:tab/><text:tab/>/* arch specific additions */</text:p>
      <text:p text:style-name="P1"><text:tab/><text:tab/><text:tab/><text:tab/>struct dev_archdata<text:tab/>archdata;</text:p>
      <text:p text:style-name="P1"/>
      <text:p text:style-name="P1"><text:tab/><text:tab/><text:tab/><text:tab/>struct device_node<text:tab/>*of_node; /* associated device tree node */</text:p>
      <text:p text:style-name="P1"><text:tab/><text:tab/><text:tab/><text:tab/>struct fwnode_handle<text:tab/>*fwnode; /* firmware device node */</text:p>
      <text:p text:style-name="P1"/>
      <text:p text:style-name="P1"><text:tab/><text:tab/><text:tab/>#ifdef CONFIG_NUMA</text:p>
      <text:p text:style-name="P1"><text:tab/><text:tab/><text:tab/><text:tab/>int<text:tab/><text:tab/>numa_node;<text:tab/>/* NUMA node this device is close to */</text:p>
      <text:p text:style-name="P1"><text:tab/><text:tab/><text:tab/>#endif</text:p>
      <text:p text:style-name="P1"><text:tab/><text:tab/><text:tab/><text:tab/>dev_t<text:tab/><text:tab/><text:tab/>devt;<text:tab/>/* dev_t, creates the sysfs "dev" */</text:p>
      <text:p text:style-name="P1"><text:tab/><text:tab/><text:tab/><text:tab/>u32<text:tab/><text:tab/><text:tab/>id;<text:tab/>/* device instance */</text:p>
      <text:p text:style-name="P1"/>
      <text:p text:style-name="P1"><text:tab/><text:tab/><text:tab/><text:tab/>spinlock_t<text:tab/><text:tab/>devres_lock;</text:p>
      <text:p text:style-name="P1"><text:tab/><text:tab/><text:tab/><text:tab/>struct list_head<text:tab/>devres_head;</text:p>
      <text:p text:style-name="P1"/>
      <text:p text:style-name="P1"><text:tab/><text:tab/><text:tab/><text:tab/>struct class<text:tab/><text:tab/>*class;</text:p>
      <text:p text:style-name="P1"><text:tab/><text:tab/><text:tab/><text:tab/>const struct attribute_group **groups;<text:tab/>/* optional groups */</text:p>
      <text:p text:style-name="P1"/>
      <text:p text:style-name="P1"><text:tab/><text:tab/><text:tab/><text:tab/>void<text:tab/>(*release)(struct device *dev);</text:p>
      <text:p text:style-name="P1"><text:tab/><text:tab/><text:tab/><text:tab/>struct iommu_group<text:tab/>*iommu_group;</text:p>
      <text:p text:style-name="P1"><text:tab/><text:tab/><text:tab/><text:tab/>struct dev_iommu<text:tab/>*iommu;</text:p>
      <text:p text:style-name="P1"/>
      <text:p text:style-name="P1"><text:tab/><text:tab/><text:tab/><text:tab/>struct device_physical_location *physical_location;</text:p>
      <text:p text:style-name="P1"/>
      <text:p text:style-name="P1"><text:tab/><text:tab/><text:tab/><text:tab/>enum device_removable<text:tab/>removable;</text:p>
      <text:p text:style-name="P1"/>
      <text:p text:style-name="P1"><text:tab/><text:tab/><text:tab/><text:tab/>bool<text:tab/><text:tab/><text:tab/>offline_disabled:1;</text:p>
      <text:p text:style-name="P1"><text:tab/><text:tab/><text:tab/><text:tab/>bool<text:tab/><text:tab/><text:tab/>offline:1;</text:p>
      <text:p text:style-name="P1"><text:tab/><text:tab/><text:tab/><text:tab/>bool<text:tab/><text:tab/><text:tab/>of_node_reused:1;</text:p>
      <text:p text:style-name="P1"><text:tab/><text:tab/><text:tab/><text:tab/>bool<text:tab/><text:tab/><text:tab/>state_synced:1;</text:p>
      <text:p text:style-name="P1"><text:tab/><text:tab/><text:tab/><text:tab/>bool<text:tab/><text:tab/><text:tab/>can_match:1;</text:p>
      <text:p text:style-name="P1"><text:tab/><text:tab/><text:tab/>#if defined(CONFIG_ARCH_HAS_SYNC_DMA_FOR_DEVICE) || \</text:p>
      <text:p text:style-name="P1"><text:tab/><text:tab/><text:tab/> <text:s text:c="3"/>defined(CONFIG_ARCH_HAS_SYNC_DMA_FOR_CPU) || \</text:p>
      <text:p text:style-name="P1"><text:tab/><text:tab/><text:tab/> <text:s text:c="3"/>defined(CONFIG_ARCH_HAS_SYNC_DMA_FOR_CPU_ALL)</text:p>
      <text:p text:style-name="P1"><text:tab/><text:tab/><text:tab/><text:tab/>bool<text:tab/><text:tab/><text:tab/>dma_coherent:1;</text:p>
      <text:p text:style-name="P1"><text:tab/><text:tab/><text:tab/>#endif</text:p>
      <text:p text:style-name="P1"><text:tab/><text:tab/><text:tab/>#ifdef CONFIG_DMA_OPS_BYPASS</text:p>
      <text:p text:style-name="P1"><text:tab/><text:tab/><text:tab/><text:tab/>bool<text:tab/><text:tab/><text:tab/>dma_ops_bypass : 1;</text:p>
      <text:p text:style-name="P1"><text:tab/><text:tab/><text:tab/>#endif</text:p>
      <text:p text:style-name="P1"><text:tab/><text:tab/><text:tab/>};</text:p>
      <text:p text:style-name="P1"/>
      <text:p text:style-name="P1"><text:tab/>---------------&gt;</text:p>
      <text:p text:style-name="P1"><text:tab/><text:tab/><text:tab/>// https://elixir.bootlin.com/linux/latest/source/include/linux/irqdomain.h</text:p>
      <text:p text:style-name="P1"><text:tab/><text:tab/><text:tab/></text:p>
      <text:p text:style-name="P1"><text:tab/><text:tab/><text:tab/>/**</text:p>
      <text:p text:style-name="P1"><text:soft-page-break/><text:tab/><text:tab/><text:tab/> * struct irq_domain - Hardware interrupt number translation object</text:p>
      <text:p text:style-name="P1"><text:tab/><text:tab/><text:tab/> * @link: Element in global irq_domain list.</text:p>
      <text:p text:style-name="P1"><text:tab/><text:tab/><text:tab/> * @name: Name of interrupt domain</text:p>
      <text:p text:style-name="P1"><text:tab/><text:tab/><text:tab/> * @ops: pointer to irq_domain methods</text:p>
      <text:p text:style-name="P1"><text:tab/><text:tab/><text:tab/> * @host_data: private data pointer for use by owner. <text:s/>Not touched by irq_domain</text:p>
      <text:p text:style-name="P1"><text:tab/><text:tab/><text:tab/> * <text:s text:c="12"/>core code.</text:p>
      <text:p text:style-name="P1"><text:tab/><text:tab/><text:tab/> * @flags: host per irq_domain flags</text:p>
      <text:p text:style-name="P1"><text:tab/><text:tab/><text:tab/> * @mapcount: The number of mapped interrupts</text:p>
      <text:p text:style-name="P1"><text:tab/><text:tab/><text:tab/> *</text:p>
      <text:p text:style-name="P1"><text:tab/><text:tab/><text:tab/> * Optional elements</text:p>
      <text:p text:style-name="P1"><text:tab/><text:tab/><text:tab/> * @fwnode: Pointer to firmware node associated with the irq_domain. Pretty easy</text:p>
      <text:p text:style-name="P1"><text:tab/><text:tab/><text:tab/> * <text:s text:c="9"/>to swap it for the of_node via the irq_domain_get_of_node accessor</text:p>
      <text:p text:style-name="P1"><text:tab/><text:tab/><text:tab/> * @gc: Pointer to a list of generic chips. There is a helper function for</text:p>
      <text:p text:style-name="P1"><text:tab/><text:tab/><text:tab/> * <text:s text:c="5"/>setting up one or more generic chips for interrupt controllers</text:p>
      <text:p text:style-name="P1"><text:tab/><text:tab/><text:tab/> * <text:s text:c="5"/>drivers using the generic chip library which uses this pointer.</text:p>
      <text:p text:style-name="P1"><text:tab/><text:tab/><text:tab/> * @dev: Pointer to a device that the domain represent, and that will be</text:p>
      <text:p text:style-name="P1"><text:tab/><text:tab/><text:tab/> * <text:s text:c="6"/>used for power management purposes.</text:p>
      <text:p text:style-name="P1"><text:tab/><text:tab/><text:tab/> * @parent: Pointer to parent irq_domain to support hierarchy irq_domains</text:p>
      <text:p text:style-name="P1"><text:tab/><text:tab/><text:tab/> *</text:p>
      <text:p text:style-name="P1"><text:tab/><text:tab/><text:tab/> * Revmap data, used internally by irq_domain</text:p>
      <text:p text:style-name="P1"><text:tab/><text:tab/><text:tab/> * @revmap_size: Size of the linear map table @revmap[]</text:p>
      <text:p text:style-name="P1"><text:tab/><text:tab/><text:tab/> * @revmap_tree: Radix map tree for hwirqs that don't fit in the linear map</text:p>
      <text:p text:style-name="P1"><text:tab/><text:tab/><text:tab/> * @revmap_mutex: Lock for the revmap</text:p>
      <text:p text:style-name="P1"><text:tab/><text:tab/><text:tab/> * @revmap: Linear table of irq_data pointers</text:p>
      <text:p text:style-name="P1"><text:tab/><text:tab/><text:tab/> */</text:p>
      <text:p text:style-name="P1"><text:tab/><text:tab/><text:tab/>struct irq_domain {</text:p>
      <text:p text:style-name="P1"><text:tab/><text:tab/><text:tab/><text:tab/>struct list_head link;</text:p>
      <text:p text:style-name="P1"><text:tab/><text:tab/><text:tab/><text:tab/>const char *name;</text:p>
      <text:p text:style-name="P1"><text:tab/><text:tab/><text:tab/><text:tab/>const struct irq_domain_ops *ops;</text:p>
      <text:p text:style-name="P1"><text:tab/><text:tab/><text:tab/><text:tab/>void *host_data;</text:p>
      <text:p text:style-name="P1"><text:tab/><text:tab/><text:tab/><text:tab/>unsigned int flags;</text:p>
      <text:p text:style-name="P1"><text:tab/><text:tab/><text:tab/><text:tab/>unsigned int mapcount;</text:p>
      <text:p text:style-name="P1"/>
      <text:p text:style-name="P1"><text:tab/><text:tab/><text:tab/><text:tab/>/* Optional data */</text:p>
      <text:p text:style-name="P1"><text:tab/><text:tab/><text:tab/><text:tab/>struct fwnode_handle *fwnode;</text:p>
      <text:p text:style-name="P1"><text:tab/><text:tab/><text:tab/><text:tab/>enum irq_domain_bus_token bus_token;</text:p>
      <text:p text:style-name="P1"><text:tab/><text:tab/><text:tab/><text:tab/>struct irq_domain_chip_generic *gc;</text:p>
      <text:p text:style-name="P1"><text:tab/><text:tab/><text:tab/><text:tab/>struct device *dev;</text:p>
      <text:p text:style-name="P1"><text:tab/><text:tab/><text:tab/>#ifdef<text:tab/>CONFIG_IRQ_DOMAIN_HIERARCHY</text:p>
      <text:p text:style-name="P1"><text:tab/><text:tab/><text:tab/><text:tab/>struct irq_domain *parent;</text:p>
      <text:p text:style-name="P1"><text:tab/><text:tab/><text:tab/>#endif</text:p>
      <text:p text:style-name="P1"/>
      <text:p text:style-name="P1"><text:tab/><text:tab/><text:tab/><text:tab/>/* reverse map data. The linear map gets appended to the irq_domain */</text:p>
      <text:p text:style-name="P1"><text:tab/><text:tab/><text:tab/><text:tab/>irq_hw_number_t hwirq_max;</text:p>
      <text:p text:style-name="P1"><text:tab/><text:tab/><text:tab/><text:tab/>unsigned int revmap_size;</text:p>
      <text:p text:style-name="P1"><text:tab/><text:tab/><text:tab/><text:tab/>struct radix_tree_root revmap_tree;</text:p>
      <text:p text:style-name="P1"><text:tab/><text:tab/><text:tab/><text:tab/>struct mutex revmap_mutex;</text:p>
      <text:p text:style-name="P1"><text:tab/><text:tab/><text:tab/><text:tab/>struct irq_data __rcu *revmap[];</text:p>
      <text:p text:style-name="P1"><text:tab/><text:tab/><text:tab/>};</text:p>
      <text:p text:style-name="P1"><text:tab/><text:tab/><text:tab/></text:p>
      <text:p text:style-name="P1"><text:tab/>--------------&gt;</text:p>
      <text:p text:style-name="P1"><text:tab/><text:tab/><text:tab/>// <text:s/>/include/linux/ioport.h</text:p>
      <text:p text:style-name="P1"><text:tab/><text:tab/><text:tab/>struct resource {</text:p>
      <text:p text:style-name="P1"><text:tab/><text:tab/><text:tab/>resource_size_t start;</text:p>
      <text:p text:style-name="P1"><text:tab/><text:tab/><text:tab/>resource_size_t end;</text:p>
      <text:p text:style-name="P1"><text:tab/><text:tab/><text:tab/>const char *name;</text:p>
      <text:p text:style-name="P1"><text:tab/><text:tab/><text:tab/>unsigned long flags;</text:p>
      <text:p text:style-name="P1"><text:soft-page-break/><text:tab/><text:tab/><text:tab/>unsigned long desc;</text:p>
      <text:p text:style-name="P1"><text:tab/><text:tab/><text:tab/>struct resource *parent, *sibling, *child;</text:p>
      <text:p text:style-name="P1"><text:tab/><text:tab/><text:tab/>};</text:p>
      <text:p text:style-name="P1"><text:tab/><text:tab/><text:tab/></text:p>
      <text:p text:style-name="P1"><text:tab/>+++++++++...................................+++++++++++++++++++</text:p>
      <text:p text:style-name="P1"/>
      <text:p text:style-name="P1"><text:tab/></text:p>
      <text:p text:style-name="P1"><text:tab/></text:p>
      <text:p text:style-name="P1">===========================pcie-rockchip-host.c===================================</text:p>
      <text:p text:style-name="P1"><text:tab/></text:p>
      <text:p text:style-name="P1"><text:tab/></text:p>
      <text:p text:style-name="P1">+==<text:tab/>static int rockchip_pcie_probe(struct platform_device *pdev)</text:p>
      <text:p text:style-name="P1"><text:tab/>{</text:p>
      <text:p text:style-name="P1"><text:tab/><text:tab/>struct rockchip_pcie *rockchip;</text:p>
      <text:p text:style-name="P1"><text:s text:c="8"/><text:tab/>struct device *dev = &amp;pdev-&gt;dev;</text:p>
      <text:p text:style-name="P1"><text:s text:c="6"/><text:tab/><text:tab/>struct pci_host_bridge *bridge;</text:p>
      <text:p text:style-name="P1"><text:s text:c="8"/><text:tab/>int err;</text:p>
      <text:p text:style-name="P1"><text:tab/> </text:p>
      <text:p text:style-name="P1"><text:tab/> <text:tab/>+ <text:s/>bridge = devm_pci_alloc_host_bridge(dev, sizeof(*rockchip));</text:p>
      <text:p text:style-name="P1"><text:tab/> <text:tab/>+ <text:s/>rockchip = pci_host_bridge_priv(bridge);</text:p>
      <text:p text:style-name="P1"><text:tab/> <text:tab/>+ <text:s/>platform_set_drvdata(pdev, rockchip);</text:p>
      <text:p text:style-name="P1"><text:tab/> <text:tab/>+ <text:s/>err = rockchip_pcie_parse_host_dt(rockchip);</text:p>
      <text:p text:style-name="P1"><text:tab/> <text:tab/>+ <text:s/>err = rockchip_pcie_enable_clocks(rockchip); <text:s text:c="2"/>---&gt; </text:p>
      <text:p text:style-name="P1"><text:tab/><text:tab/>+ <text:s/>err = rockchip_pcie_set_vpcie(rockchip);</text:p>
      <text:p text:style-name="P1"><text:tab/><text:tab/>+ <text:s/>err = rockchip_pcie_host_init_port(rockchip);</text:p>
      <text:p text:style-name="P1"><text:tab/><text:tab/>+ <text:s/>err = rockchip_pcie_init_irq_domain(rockchip);</text:p>
      <text:p text:style-name="P1"><text:tab/><text:tab/>+ <text:s/>err = rockchip_pcie_cfg_atu(rockchip);</text:p>
      <text:p text:style-name="P1"><text:tab/><text:tab/>+ <text:s/>rockchip-&gt;msg_region = devm_ioremap(dev, rockchip-&gt;msg_bus_addr, SZ_1M);</text:p>
      <text:p text:style-name="P1"><text:tab/><text:tab/>+ <text:s/>err = rockchip_pcie_setup_irq(rockchip);</text:p>
      <text:p text:style-name="P1"><text:tab/><text:tab/>+ <text:s/>rockchip_pcie_enable_interrupts(rockchip);</text:p>
      <text:p text:style-name="P1"><text:tab/><text:tab/>+ <text:s/>err = pci_host_probe(bridge);</text:p>
      <text:p text:style-name="P1"><text:tab/>};</text:p>
      <text:p text:style-name="P1"><text:tab/></text:p>
      <text:p text:style-name="P1"><text:tab/></text:p>
      <text:p text:style-name="P1">+==<text:tab/>static int rockchip_pcie_remove(struct platform_device *pdev)</text:p>
      <text:p text:style-name="P1"><text:tab/>{</text:p>
      <text:p text:style-name="P1"><text:tab/><text:tab/>struct device *dev = &amp;pdev-&gt;dev;</text:p>
      <text:p text:style-name="P1"><text:tab/><text:tab/>struct rockchip_pcie *rockchip = dev_get_drvdata(dev);</text:p>
      <text:p text:style-name="P1"><text:tab/><text:tab/>struct pci_host_bridge *bridge = pci_host_bridge_from_priv(rockchip);</text:p>
      <text:p text:style-name="P1"/>
      <text:p text:style-name="P1"><text:tab/><text:tab/>+ pci_stop_root_bus(bridge-&gt;bus);</text:p>
      <text:p text:style-name="P1"><text:tab/><text:tab/>+ pci_remove_root_bus(bridge-&gt;bus);</text:p>
      <text:p text:style-name="P1"><text:tab/><text:tab/>+ irq_domain_remove(rockchip-&gt;irq_domain);</text:p>
      <text:p text:style-name="P1"><text:tab/><text:tab/>+ rockchip_pcie_deinit_phys(rockchip);</text:p>
      <text:p text:style-name="P1"><text:tab/><text:tab/>+ rockchip_pcie_disable_clocks(rockchip);</text:p>
      <text:p text:style-name="P1"/>
      <text:p text:style-name="P1"><text:tab/><text:tab/>+ regulator_disable(rockchip-&gt;vpcie12v);</text:p>
      <text:p text:style-name="P1"><text:tab/><text:tab/> <text:s/>regulator_disable(rockchip-&gt;vpcie3v3);</text:p>
      <text:p text:style-name="P1"><text:tab/><text:tab/> <text:s/>regulator_disable(rockchip-&gt;vpcie1v8);</text:p>
      <text:p text:style-name="P1"><text:tab/><text:tab/> <text:s/>regulator_disable(rockchip-&gt;vpcie0v9);</text:p>
      <text:p text:style-name="P1"><text:tab/>}</text:p>
      <text:p text:style-name="P1"/>
      <text:p text:style-name="P1"><text:tab/>static const struct dev_pm_ops rockchip_pcie_pm_ops = {</text:p>
      <text:p text:style-name="P1"><text:s text:c="8"/>SET_NOIRQ_SYSTEM_SLEEP_PM_OPS(rockchip_pcie_suspend_noirq,</text:p>
      <text:p text:style-name="P1"><text:s text:c="38"/>rockchip_pcie_resume_noirq)</text:p>
      <text:p text:style-name="P1"><text:tab/>};</text:p>
      <text:p text:style-name="P1"/>
      <text:p text:style-name="P1"><text:soft-page-break/><text:tab/>static const struct of_device_id rockchip_pcie_of_match[] = {</text:p>
      <text:p text:style-name="P1"><text:s text:c="8"/>{ .compatible = "rockchip,rk3399-pcie", },</text:p>
      <text:p text:style-name="P1"><text:s text:c="8"/>{}</text:p>
      <text:p text:style-name="P1"><text:tab/>};</text:p>
      <text:p text:style-name="P1"><text:tab/>MODULE_DEVICE_TABLE(of, rockchip_pcie_of_match);</text:p>
      <text:p text:style-name="P1"/>
      <text:p text:style-name="P1"><text:tab/>static struct platform_driver rockchip_pcie_driver = {</text:p>
      <text:p text:style-name="P1"><text:s text:c="8"/>.driver = {</text:p>
      <text:p text:style-name="P1"><text:s text:c="16"/>.name = "rockchip-pcie",</text:p>
      <text:p text:style-name="P1"><text:s text:c="16"/>.of_match_table = rockchip_pcie_of_match,</text:p>
      <text:p text:style-name="P1"><text:s text:c="16"/>.pm = &amp;rockchip_pcie_pm_ops,</text:p>
      <text:p text:style-name="P1"><text:s text:c="7"/><text:tab/> <text:s text:c="2"/>},</text:p>
      <text:p text:style-name="P1"><text:s text:c="8"/>.probe = rockchip_pcie_probe,</text:p>
      <text:p text:style-name="P1"><text:s text:c="8"/>.remove = rockchip_pcie_remove,</text:p>
      <text:p text:style-name="P1"><text:tab/>};</text:p>
      <text:p text:style-name="P1"/>
      <text:p text:style-name="P1"><text:tab/>module_platform_driver(rockchip_pcie_driver);</text:p>
      <text:p text:style-name="P1"><text:tab/></text:p>
      <text:p text:style-name="P1">+==<text:tab/>static int __maybe_unused rockchip_pcie_resume_noirq(struct device *dev)</text:p>
      <text:p text:style-name="P1"><text:tab/>{</text:p>
      <text:p text:style-name="P1"><text:tab/><text:tab/>int err;</text:p>
      <text:p text:style-name="P1"><text:tab/><text:tab/>struct rockchip_pcie *rockchip;</text:p>
      <text:p text:style-name="P1"><text:tab/><text:tab/></text:p>
      <text:p text:style-name="P1"><text:tab/><text:tab/>+ rockchip = dev_get_drvdata(dev);</text:p>
      <text:p text:style-name="P1"><text:tab/><text:tab/>+ err = regulator_enable(rockchip-&gt;vpcie0v9);</text:p>
      <text:p text:style-name="P1"><text:tab/><text:tab/></text:p>
      <text:p text:style-name="P1"><text:tab/><text:tab/>+ err = rockchip_pcie_enable_clocks(rockchip);</text:p>
      <text:p text:style-name="P1"><text:tab/><text:tab/>+ err = rockchip_pcie_host_init_port(rockchip);</text:p>
      <text:p text:style-name="P1"><text:tab/><text:tab/>+ err = rockchip_pcie_cfg_atu(rockchip);</text:p>
      <text:p text:style-name="P1"><text:tab/><text:tab/></text:p>
      <text:p text:style-name="P1"><text:tab/><text:tab/>/* Need this to enter L1 again */</text:p>
      <text:p text:style-name="P1"><text:tab/><text:tab/>+ rockchip_pcie_update_txcredit_mui(rockchip);</text:p>
      <text:p text:style-name="P1"><text:tab/><text:tab/>+ rockchip_pcie_enable_interrupts(rockchip);</text:p>
      <text:p text:style-name="P1"><text:tab/>}</text:p>
      <text:p text:style-name="P1"><text:tab/></text:p>
      <text:p text:style-name="P1">+== <text:s text:c="4"/>static int __maybe_unused rockchip_pcie_suspend_noirq(struct device *dev)</text:p>
      <text:p text:style-name="P1"><text:tab/>{</text:p>
      <text:p text:style-name="P1"><text:tab/><text:tab/>struct rockchip_pcie *rockchip;</text:p>
      <text:p text:style-name="P1"><text:tab/><text:tab/>int ret;</text:p>
      <text:p text:style-name="P1"><text:tab/><text:tab/></text:p>
      <text:p text:style-name="P1"><text:tab/><text:tab/>+ rockchip = dev_get_drvdata(dev);</text:p>
      <text:p text:style-name="P1"/>
      <text:p text:style-name="P1"><text:tab/><text:tab/>/* disable core and cli int since we don't need to ack PME_ACK */</text:p>
      <text:p text:style-name="P1"><text:tab/><text:tab/>+ rockchip_pcie_write(rockchip, (PCIE_CLIENT_INT_CLI &lt;&lt; 16) | PCIE_CLIENT_INT_CLI, PCIE_CLIENT_INT_MASK);</text:p>
      <text:p text:style-name="P1"><text:tab/><text:tab/>+ rockchip_pcie_write(rockchip, (u32)PCIE_CORE_INT, PCIE_CORE_INT_MASK);</text:p>
      <text:p text:style-name="P1"/>
      <text:p text:style-name="P1"><text:tab/><text:tab/>+ ret = rockchip_pcie_wait_l2(rockchip);</text:p>
      <text:p text:style-name="P1"><text:tab/><text:tab/><text:tab/>if (ret) {</text:p>
      <text:p text:style-name="P1"><text:tab/><text:tab/><text:tab/><text:tab/>rockchip_pcie_enable_interrupts(rockchip);</text:p>
      <text:p text:style-name="P1"><text:tab/><text:tab/><text:tab/><text:tab/>return ret;</text:p>
      <text:p text:style-name="P1"><text:tab/><text:tab/><text:tab/>}</text:p>
      <text:p text:style-name="P1"/>
      <text:p text:style-name="P1"><text:tab/><text:tab/>+ rockchip_pcie_deinit_phys(rockchip);</text:p>
      <text:p text:style-name="P1"><text:s/><text:tab/><text:tab/>+ rockchip_pcie_disable_clocks(rockchip);</text:p>
      <text:p text:style-name="P1"><text:tab/><text:tab/>+ regulator_disable(rockchip-&gt;vpcie0v9);</text:p>
      <text:p text:style-name="P1"><text:tab/>}</text:p>
      <text:p text:style-name="P1"><text:soft-page-break/><text:tab/></text:p>
      <text:p text:style-name="P1">+== <text:s text:c="4"/>static int rockchip_pcie_wait_l2(struct rockchip_pcie *rockchip)</text:p>
      <text:p text:style-name="P1"><text:tab/>{</text:p>
      <text:p text:style-name="P1"><text:tab/><text:tab/>u32 value;</text:p>
      <text:p text:style-name="P1"><text:tab/><text:tab/>int err;</text:p>
      <text:p text:style-name="P1"/>
      <text:p text:style-name="P1"><text:tab/><text:tab/> <text:s/>/* send PME_TURN_OFF message */</text:p>
      <text:p text:style-name="P1"><text:tab/><text:tab/>+ writel(0x0, rockchip-&gt;msg_region + PCIE_RC_SEND_PME_OFF);</text:p>
      <text:p text:style-name="P1"/>
      <text:p text:style-name="P1"><text:tab/><text:tab/> <text:s/>/* read LTSSM and wait for falling into L2 link state */</text:p>
      <text:p text:style-name="P1"><text:tab/><text:tab/>+ err = readl_poll_timeout(rockchip-&gt;apb_base + PCIE_CLIENT_DEBUG_OUT_0,</text:p>
      <text:p text:style-name="P1"><text:tab/><text:tab/> <text:s text:c="24"/>value, PCIE_LINK_IS_L2(value), 20,</text:p>
      <text:p text:style-name="P1"><text:tab/><text:tab/> <text:s text:c="24"/>jiffies_to_usecs(5 * HZ));</text:p>
      <text:p text:style-name="P1"><text:tab/><text:tab/>if (err) </text:p>
      <text:p text:style-name="P1"><text:tab/><text:tab/> <text:s text:c="7"/>dev_err(rockchip-&gt;dev, "PCIe link enter L2 timeout!\n");</text:p>
      <text:p text:style-name="P1"><text:tab/>}</text:p>
      <text:p text:style-name="P1"/>
      <text:p text:style-name="P1">+== <text:s text:c="3"/>static int rockchip_pcie_cfg_atu(struct rockchip_pcie *rockchip)</text:p>
      <text:p text:style-name="P1"><text:tab/>{</text:p>
      <text:p text:style-name="P1"><text:tab/><text:tab/>struct device *dev = rockchip-&gt;dev;</text:p>
      <text:p text:style-name="P1"><text:tab/><text:tab/>struct pci_host_bridge *bridge;</text:p>
      <text:p text:style-name="P1"><text:tab/><text:tab/>struct resource_entry *entry;</text:p>
      <text:p text:style-name="P1"><text:tab/><text:tab/>u64 pci_addr, size;</text:p>
      <text:p text:style-name="P1"><text:tab/><text:tab/>int offset;</text:p>
      <text:p text:style-name="P1"><text:tab/><text:tab/>int err;</text:p>
      <text:p text:style-name="P1"><text:tab/><text:tab/>int reg_no;</text:p>
      <text:p text:style-name="P1"/>
      <text:p text:style-name="P1"><text:tab/><text:tab/>bridge = pci_host_bridge_from_priv(rockchip);</text:p>
      <text:p text:style-name="P1"><text:tab/><text:tab/>rockchip_pcie_cfg_configuration_accesses(rockchip,AXI_WRAPPER_TYPE0_CFG);</text:p>
      <text:p text:style-name="P1"><text:tab/><text:tab/>entry = resource_list_first_type(&amp;bridge-&gt;windows, IORESOURCE_MEM);</text:p>
      <text:p text:style-name="P1"><text:tab/><text:tab/></text:p>
      <text:p text:style-name="P1"><text:tab/><text:tab/>size = resource_size(entry-&gt;res);</text:p>
      <text:p text:style-name="P1"><text:tab/><text:tab/></text:p>
      <text:p text:style-name="P1"><text:tab/><text:tab/>for (reg_no = 0; reg_no &lt; (size &gt;&gt; 20); reg_no++) {</text:p>
      <text:p text:style-name="P1"><text:tab/><text:tab/> <text:s text:c="7"/>err = rockchip_pcie_prog_ob_atu(rockchip, reg_no + 1,</text:p>
      <text:p text:style-name="P1"><text:tab/><text:tab/> <text:s text:c="39"/>AXI_WRAPPER_MEM_WRITE,</text:p>
      <text:p text:style-name="P1"><text:tab/><text:tab/> <text:s text:c="39"/>20 - 1,pci_addr + (reg_no &lt;&lt; 20),0);</text:p>
      <text:p text:style-name="P1"><text:tab/><text:tab/> <text:s text:c="4"/>}</text:p>
      <text:p text:style-name="P1"/>
      <text:p text:style-name="P1"><text:tab/><text:tab/>err = rockchip_pcie_prog_ib_atu(rockchip, 2, 32 - 1, 0x0, 0);</text:p>
      <text:p text:style-name="P1"><text:tab/><text:tab/></text:p>
      <text:p text:style-name="P1"><text:tab/><text:tab/>entry = resource_list_first_type(&amp;bridge-&gt;windows, IORESOURCE_IO);</text:p>
      <text:p text:style-name="P1"><text:tab/><text:tab/></text:p>
      <text:p text:style-name="P1"><text:tab/><text:tab/>for (reg_no = 0; reg_no &lt; (size &gt;&gt; 20); reg_no++) {</text:p>
      <text:p text:style-name="P1"><text:tab/><text:tab/> <text:s text:c="7"/>err = rockchip_pcie_prog_ob_atu(rockchip,</text:p>
      <text:p text:style-name="P1"><text:tab/><text:tab/> <text:s text:c="39"/>reg_no + 1 + offset,</text:p>
      <text:p text:style-name="P1"><text:tab/><text:tab/> <text:s text:c="39"/>AXI_WRAPPER_IO_WRITE,</text:p>
      <text:p text:style-name="P1"><text:tab/><text:tab/> <text:s text:c="39"/>20 - 1,pci_addr + (reg_no &lt;&lt; 20),0);</text:p>
      <text:p text:style-name="P1"><text:tab/><text:tab/> <text:s text:c="4"/>}</text:p>
      <text:p text:style-name="P1"/>
      <text:p text:style-name="P1"><text:tab/><text:tab/>/* assign message regions */</text:p>
      <text:p text:style-name="P1"><text:tab/><text:tab/>rockchip_pcie_prog_ob_atu(rockchip, reg_no + 1 + offset,</text:p>
      <text:p text:style-name="P1"><text:tab/><text:tab/> <text:s text:c="25"/>AXI_WRAPPER_NOR_MSG, 20 - 1, 0, 0);</text:p>
      <text:p text:style-name="P1"/>
      <text:p text:style-name="P1"><text:tab/><text:tab/>rockchip-&gt;msg_bus_addr += ((reg_no + offset) &lt;&lt; 20);</text:p>
      <text:p text:style-name="P1"><text:tab/><text:tab/></text:p>
      <text:p text:style-name="P1"><text:tab/>}</text:p>
      <text:p text:style-name="P1"><text:soft-page-break/></text:p>
      <text:p text:style-name="P1"><text:tab/><text:tab/></text:p>
      <text:p text:style-name="P1">+== <text:s text:c="3"/>static int rockchip_pcie_prog_ib_atu(struct rockchip_pcie *rockchip,</text:p>
      <text:p text:style-name="P1"><text:s text:c="37"/>int region_no, u8 num_pass_bits,</text:p>
      <text:p text:style-name="P1"><text:s text:c="37"/>u32 lower_addr, u32 upper_addr)</text:p>
      <text:p text:style-name="P1"><text:tab/>{</text:p>
      <text:p text:style-name="P1"><text:tab/><text:tab/>u32 ib_addr_0,<text:tab/>ib_addr_1, aw_offset;</text:p>
      <text:p text:style-name="P1"/>
      <text:p text:style-name="P1"><text:tab/><text:tab/>+ rockchip_pcie_write(rockchip, ib_addr_0, PCIE_RP_IB_ADDR0 + aw_offset);</text:p>
      <text:p text:style-name="P1"><text:tab/><text:tab/>+ rockchip_pcie_write(rockchip, ib_addr_1, PCIE_RP_IB_ADDR1 + aw_offset);</text:p>
      <text:p text:style-name="P1"><text:tab/>}</text:p>
      <text:p text:style-name="P1"/>
      <text:p text:style-name="P1">+== <text:s text:c="4"/>static int rockchip_pcie_prog_ob_atu(struct rockchip_pcie *rockchip,</text:p>
      <text:p text:style-name="P1"><text:s text:c="37"/>int region_no, int type, u8 num_pass_bits,</text:p>
      <text:p text:style-name="P1"><text:s text:c="37"/>u32 lower_addr, u32 upper_addr)</text:p>
      <text:p text:style-name="P1"><text:tab/>{</text:p>
      <text:p text:style-name="P1"><text:tab/><text:tab/>u32 ob_addr_0;<text:tab/>u32 ob_addr_1;</text:p>
      <text:p text:style-name="P1"><text:tab/><text:tab/>u32 ob_desc_0;<text:tab/>u32 aw_offset;</text:p>
      <text:p text:style-name="P1"/>
      <text:p text:style-name="P1"><text:tab/><text:tab/>+ rockchip_pcie_write(rockchip, ob_addr_0, PCIE_CORE_OB_REGION_ADDR0 + aw_offset);</text:p>
      <text:p text:style-name="P1"><text:tab/><text:tab/>+ rockchip_pcie_write(rockchip, ob_addr_1,PCIE_CORE_OB_REGION_ADDR1 + aw_offset);</text:p>
      <text:p text:style-name="P1"><text:tab/><text:tab/>+ rockchip_pcie_write(rockchip, ob_desc_0,PCIE_CORE_OB_REGION_DESC0 + aw_offset);</text:p>
      <text:p text:style-name="P1"><text:tab/><text:tab/>+ rockchip_pcie_write(rockchip, 0, PCIE_CORE_OB_REGION_DESC1 + aw_offset);</text:p>
      <text:p text:style-name="P1"><text:tab/> }</text:p>
      <text:p text:style-name="P1"><text:tab/><text:tab/> <text:s text:c="155"/></text:p>
      <text:p text:style-name="P1">+==<text:tab/>static const struct irq_domain_ops intx_domain_ops = {</text:p>
      <text:p text:style-name="P1"><text:s text:c="8"/>.map = rockchip_pcie_intx_map,</text:p>
      <text:p text:style-name="P1"><text:tab/>};</text:p>
      <text:p text:style-name="P1"/>
      <text:p text:style-name="P1">+==<text:tab/>static int rockchip_pcie_init_irq_domain(struct rockchip_pcie *rockchip)</text:p>
      <text:p text:style-name="P1"><text:tab/>{</text:p>
      <text:p text:style-name="P1"><text:tab/><text:tab/>struct device *dev = rockchip-&gt;dev;</text:p>
      <text:p text:style-name="P1"><text:tab/><text:tab/>struct device_node *intc;</text:p>
      <text:p text:style-name="P1"><text:tab/><text:tab/></text:p>
      <text:p text:style-name="P1"><text:tab/><text:tab/>+ intc = of_get_next_child(dev-&gt;of_node, NULL);</text:p>
      <text:p text:style-name="P1"><text:tab/><text:tab/>+ rockchip-&gt;irq_domain = irq_domain_add_linear(intc, PCI_NUM_INTX, &amp;intx_domain_ops, rockchip);</text:p>
      <text:p text:style-name="P1"><text:tab/><text:tab/>+ of_node_put(intc);</text:p>
      <text:p text:style-name="P1"><text:tab/>}</text:p>
      <text:p text:style-name="P1"/>
      <text:p text:style-name="P1">+==<text:tab/>static void rockchip_pcie_enable_interrupts(struct rockchip_pcie *rockchip)</text:p>
      <text:p text:style-name="P1"><text:tab/>{</text:p>
      <text:p text:style-name="P1"><text:tab/><text:tab/>+ rockchip_pcie_write(rockchip, (PCIE_CLIENT_INT_CLI &lt;&lt; 16) &amp;</text:p>
      <text:p text:style-name="P1"><text:tab/><text:tab/> <text:s text:c="19"/>(~PCIE_CLIENT_INT_CLI), PCIE_CLIENT_INT_MASK);</text:p>
      <text:p text:style-name="P1"><text:tab/><text:tab/>+ rockchip_pcie_write(rockchip, (u32)(~PCIE_CORE_INT),</text:p>
      <text:p text:style-name="P1"><text:tab/><text:tab/> <text:s text:c="19"/>PCIE_CORE_INT_MASK);</text:p>
      <text:p text:style-name="P1"/>
      <text:p text:style-name="P1"><text:tab/><text:tab/>+rockchip_pcie_enable_bw_int(rockchip);</text:p>
      <text:p text:style-name="P1"><text:tab/>}</text:p>
      <text:p text:style-name="P1"/>
      <text:p text:style-name="P1">+==<text:tab/>static int rockchip_pcie_intx_map(struct irq_domain *domain, unsigned int irq,</text:p>
      <text:p text:style-name="P1"><text:tab/><text:tab/> <text:s text:c="25"/>irq_hw_number_t hwirq)</text:p>
      <text:p text:style-name="P1"><text:tab/>{</text:p>
      <text:p text:style-name="P1"><text:tab/><text:tab/>+ irq_set_chip_and_handler(irq, &amp;dummy_irq_chip, handle_simple_irq);</text:p>
      <text:p text:style-name="P1"><text:tab/><text:tab/>+ irq_set_chip_data(irq, domain-&gt;host_data);</text:p>
      <text:p text:style-name="P1"/>
      <text:p text:style-name="P1"><text:tab/>}</text:p>
      <text:p text:style-name="P1"><text:soft-page-break/></text:p>
      <text:p text:style-name="P1">+==<text:tab/>static int rockchip_pcie_set_vpcie(struct rockchip_pcie *rockchip)</text:p>
      <text:p text:style-name="P1"><text:tab/>{</text:p>
      <text:p text:style-name="P1"><text:tab/><text:tab/>struct device *dev = rockchip-&gt;dev;</text:p>
      <text:p text:style-name="P1"><text:tab/><text:tab/>int err;</text:p>
      <text:p text:style-name="P1"/>
      <text:p text:style-name="P1"><text:tab/><text:tab/>if (!IS_ERR(rockchip-&gt;vpcie12v)) </text:p>
      <text:p text:style-name="P1"><text:tab/><text:tab/> <text:s text:c="7"/>err = regulator_enable(rockchip-&gt;vpcie12v);</text:p>
      <text:p text:style-name="P1"><text:tab/><text:tab/> <text:s/></text:p>
      <text:p text:style-name="P1"><text:tab/><text:tab/>if (!IS_ERR(rockchip-&gt;vpcie3v3)) </text:p>
      <text:p text:style-name="P1"><text:tab/><text:tab/> <text:s text:c="7"/>err = regulator_enable(rockchip-&gt;vpcie3v3);</text:p>
      <text:p text:style-name="P1"><text:tab/><text:tab/> </text:p>
      <text:p text:style-name="P1"><text:tab/><text:tab/>err = regulator_enable(rockchip-&gt;vpcie1v8);</text:p>
      <text:p text:style-name="P1"><text:tab/><text:tab/></text:p>
      <text:p text:style-name="P1"><text:tab/><text:tab/>err = regulator_enable(rockchip-&gt;vpcie0v9); <text:s text:c="4"/></text:p>
      <text:p text:style-name="P1"><text:s text:c="8"/>}</text:p>
      <text:p text:style-name="P1"/>
      <text:p text:style-name="P1">+==<text:tab/>static int rockchip_pcie_parse_host_dt(struct rockchip_pcie *rockchip)</text:p>
      <text:p text:style-name="P1"><text:tab/>{</text:p>
      <text:p text:style-name="P1"><text:tab/><text:tab/>struct device *dev = rockchip-&gt;dev;</text:p>
      <text:p text:style-name="P1"><text:tab/><text:tab/>int err;</text:p>
      <text:p text:style-name="P1"><text:tab/><text:tab/>err = rockchip_pcie_parse_dt(rockchip);</text:p>
      <text:p text:style-name="P1"><text:tab/><text:tab/></text:p>
      <text:p text:style-name="P1"><text:tab/><text:tab/>+ rockchip-&gt;vpcie12v = devm_regulator_get_optional(dev, "vpcie12v");</text:p>
      <text:p text:style-name="P1"><text:tab/><text:tab/></text:p>
      <text:p text:style-name="P1"><text:tab/><text:tab/>+ rockchip-&gt;vpcie3v3 = devm_regulator_get_optional(dev, "vpcie3v3");</text:p>
      <text:p text:style-name="P1"><text:tab/><text:tab/></text:p>
      <text:p text:style-name="P1"><text:tab/><text:tab/>+ rockchip-&gt;vpcie1v8 = devm_regulator_get(dev, "vpcie1v8");</text:p>
      <text:p text:style-name="P1"><text:tab/><text:tab/></text:p>
      <text:p text:style-name="P1"><text:tab/><text:tab/>+ rockchip-&gt;vpcie0v9 = devm_regulator_get(dev, "vpcie0v9");</text:p>
      <text:p text:style-name="P1"><text:tab/>}</text:p>
      <text:p text:style-name="P1"/>
      <text:p text:style-name="P1">+==<text:tab/>static int rockchip_pcie_setup_irq(struct rockchip_pcie *rockchip)</text:p>
      <text:p text:style-name="P1"><text:tab/>{</text:p>
      <text:p text:style-name="P1"><text:tab/><text:tab/>int irq, err;</text:p>
      <text:p text:style-name="P1"><text:tab/><text:tab/>struct device *dev = rockchip-&gt;dev;</text:p>
      <text:p text:style-name="P1"><text:tab/><text:tab/>struct platform_device *pdev;</text:p>
      <text:p text:style-name="P1"><text:tab/><text:tab/></text:p>
      <text:p text:style-name="P1"><text:tab/><text:tab/>+ pdev = to_platform_device(dev);</text:p>
      <text:p text:style-name="P1"/>
      <text:p text:style-name="P1"><text:tab/><text:tab/>+ irq = platform_get_irq_byname(pdev, "sys");</text:p>
      <text:p text:style-name="P1"><text:tab/><text:tab/></text:p>
      <text:p text:style-name="P1"><text:tab/><text:tab/>+ err = devm_request_irq(dev, irq, rockchip_pcie_subsys_irq_handler,</text:p>
      <text:p text:style-name="P1"><text:tab/><text:tab/> <text:s text:c="22"/>IRQF_SHARED, "pcie-sys", rockchip);</text:p>
      <text:p text:style-name="P1"><text:tab/><text:tab/></text:p>
      <text:p text:style-name="P1"><text:tab/><text:tab/>+ irq = platform_get_irq_byname(pdev, "legacy");</text:p>
      <text:p text:style-name="P1"><text:tab/><text:tab/></text:p>
      <text:p text:style-name="P1"><text:tab/><text:tab/>+ irq_set_chained_handler_and_data(irq,</text:p>
      <text:p text:style-name="P1"><text:tab/><text:tab/> <text:s text:c="32"/>rockchip_pcie_legacy_int_handler,</text:p>
      <text:p text:style-name="P1"><text:tab/><text:tab/> <text:s text:c="32"/>rockchip);</text:p>
      <text:p text:style-name="P1"/>
      <text:p text:style-name="P1"><text:tab/><text:tab/>+ irq = platform_get_irq_byname(pdev, "client");</text:p>
      <text:p text:style-name="P1"><text:tab/><text:tab/></text:p>
      <text:p text:style-name="P1"><text:tab/><text:tab/>+ err = devm_request_irq(dev, irq, rockchip_pcie_client_irq_handler,</text:p>
      <text:p text:style-name="P1"><text:tab/><text:tab/> <text:s text:c="22"/>IRQF_SHARED, "pcie-client", rockchip);</text:p>
      <text:p text:style-name="P1"><text:tab/>}</text:p>
      <text:p text:style-name="P1"/>
      <text:p text:style-name="P1"><text:soft-page-break/>+==<text:tab/>static void rockchip_pcie_legacy_int_handler(struct irq_desc *desc)</text:p>
      <text:p text:style-name="P1"><text:tab/>{</text:p>
      <text:p text:style-name="P1"><text:tab/><text:tab/>u32 reg; u32 hwirq; int ret;</text:p>
      <text:p text:style-name="P1"><text:tab/><text:tab/>+ struct irq_chip *chip = irq_desc_get_chip(desc);</text:p>
      <text:p text:style-name="P1"><text:tab/><text:tab/>+ struct rockchip_pcie *rockchip = irq_desc_get_handler_data(desc);</text:p>
      <text:p text:style-name="P1"><text:tab/><text:tab/>struct device *dev = rockchip-&gt;dev;</text:p>
      <text:p text:style-name="P1"><text:tab/><text:tab/></text:p>
      <text:p text:style-name="P1"><text:tab/><text:tab/>+ chained_irq_enter(chip, desc);</text:p>
      <text:p text:style-name="P1"><text:tab/><text:tab/>+ reg = rockchip_pcie_read(rockchip, PCIE_CLIENT_INT_STATUS);</text:p>
      <text:p text:style-name="P1"><text:tab/><text:tab/></text:p>
      <text:p text:style-name="P1"><text:tab/><text:tab/>+ ret = generic_handle_domain_irq(rockchip-&gt;irq_domain, hwirq);</text:p>
      <text:p text:style-name="P1"><text:tab/><text:tab/>+ chained_irq_exit(chip, desc);</text:p>
      <text:p text:style-name="P1"><text:tab/>}</text:p>
      <text:p text:style-name="P1"/>
      <text:p text:style-name="P1"/>
      <text:p text:style-name="P1">+==<text:tab/>static irqreturn_t rockchip_pcie_client_irq_handler(int irq, void *arg)</text:p>
      <text:p text:style-name="P1"><text:tab/>{</text:p>
      <text:p text:style-name="P1"><text:tab/><text:tab/>struct rockchip_pcie *rockchip = arg;</text:p>
      <text:p text:style-name="P1"><text:tab/><text:tab/>struct device *dev = rockchip-&gt;dev;</text:p>
      <text:p text:style-name="P1"><text:tab/><text:tab/>u32 reg;</text:p>
      <text:p text:style-name="P1"/>
      <text:p text:style-name="P1"><text:tab/><text:tab/>+ reg = rockchip_pcie_read(rockchip, PCIE_CLIENT_INT_STATUS);</text:p>
      <text:p text:style-name="P1"><text:tab/><text:tab/></text:p>
      <text:p text:style-name="P1"><text:tab/><text:tab/>+ rockchip_pcie_write(rockchip, reg &amp; (PCIE_CLIENT_INT_LEGACY_DONE |</text:p>
      <text:p text:style-name="P1"><text:tab/><text:tab/> <text:s text:c="21"/>PCIE_CLIENT_INT_MSG | PCIE_CLIENT_INT_HOT_RST |</text:p>
      <text:p text:style-name="P1"><text:tab/><text:tab/> <text:s text:c="21"/>PCIE_CLIENT_INT_DPA | PCIE_CLIENT_INT_FATAL_ERR |</text:p>
      <text:p text:style-name="P1"><text:tab/><text:tab/> <text:s text:c="21"/>PCIE_CLIENT_INT_NFATAL_ERR |</text:p>
      <text:p text:style-name="P1"><text:tab/><text:tab/> <text:s text:c="21"/>PCIE_CLIENT_INT_CORR_ERR | PCIE_CLIENT_INT_PHY),</text:p>
      <text:p text:style-name="P1"><text:tab/><text:tab/> <text:s text:c="8"/><text:tab/> <text:s text:c="6"/>PCIE_CLIENT_INT_STATUS);</text:p>
      <text:p text:style-name="P1"><text:tab/>}</text:p>
      <text:p text:style-name="P1"><text:tab/></text:p>
      <text:p text:style-name="P1">+==<text:tab/>static irqreturn_t rockchip_pcie_subsys_irq_handler(int irq, void *arg)</text:p>
      <text:p text:style-name="P1"><text:tab/>{</text:p>
      <text:p text:style-name="P1"><text:tab/><text:tab/>struct rockchip_pcie *rockchip = arg;</text:p>
      <text:p text:style-name="P1"><text:tab/><text:tab/>struct device *dev = rockchip-&gt;dev;</text:p>
      <text:p text:style-name="P1"><text:tab/><text:tab/>u32 reg; u32 sub_reg;</text:p>
      <text:p text:style-name="P1"/>
      <text:p text:style-name="P1"><text:tab/><text:tab/>+ reg = rockchip_pcie_read(rockchip, PCIE_CLIENT_INT_STATUS);</text:p>
      <text:p text:style-name="P1"><text:tab/><text:tab/>+ rockchip_pcie_write(rockchip, sub_reg, PCIE_CORE_INT_STATUS);</text:p>
      <text:p text:style-name="P1"><text:tab/><text:tab/></text:p>
      <text:p text:style-name="P1"><text:tab/><text:tab/>+ rockchip_pcie_update_txcredit_mui(rockchip);</text:p>
      <text:p text:style-name="P1"><text:tab/><text:tab/>+ rockchip_pcie_clr_bw_int(rockchip);</text:p>
      <text:p text:style-name="P1"><text:tab/><text:tab/></text:p>
      <text:p text:style-name="P1"><text:tab/><text:tab/>+ rockchip_pcie_write(rockchip, reg &amp; PCIE_CLIENT_INT_LOCAL,</text:p>
      <text:p text:style-name="P1"><text:tab/><text:tab/> <text:s text:c="19"/>PCIE_CLIENT_INT_STATUS);</text:p>
      <text:p text:style-name="P1"/>
      <text:p text:style-name="P1"><text:tab/>}</text:p>
      <text:p text:style-name="P1"/>
      <text:p text:style-name="P1">+==<text:tab/>/** rockchip_pcie_host_init_port - Initialize hardware</text:p>
      <text:p text:style-name="P1"><text:tab/> * @rockchip: PCIe port information */</text:p>
      <text:p text:style-name="P1"><text:tab/>static int rockchip_pcie_host_init_port(struct rockchip_pcie *rockchip)</text:p>
      <text:p text:style-name="P1"><text:tab/>{</text:p>
      <text:p text:style-name="P1"><text:tab/><text:tab/>struct device *dev = rockchip-&gt;dev;</text:p>
      <text:p text:style-name="P1"><text:tab/><text:tab/>int err, i = MAX_LANE_NUM; u32 status;</text:p>
      <text:p text:style-name="P1"/>
      <text:p text:style-name="P1"><text:tab/><text:tab/>gpiod_set_value_cansleep(rockchip-&gt;ep_gpio, 0);</text:p>
      <text:p text:style-name="P1"/>
      <text:p text:style-name="P1"><text:soft-page-break/><text:tab/><text:tab/>err = rockchip_pcie_init_port(rockchip);</text:p>
      <text:p text:style-name="P1"><text:tab/><text:tab/></text:p>
      <text:p text:style-name="P1"><text:tab/><text:tab/>/* Fix the transmitted FTS count desired to exit from L0s. */</text:p>
      <text:p text:style-name="P1"><text:tab/><text:tab/>status = rockchip_pcie_read(rockchip, PCIE_CORE_CTRL_PLC1);</text:p>
      <text:p text:style-name="P1"><text:tab/><text:tab/></text:p>
      <text:p text:style-name="P1"><text:tab/><text:tab/>rockchip_pcie_write(rockchip, status, PCIE_CORE_CTRL_PLC1);</text:p>
      <text:p text:style-name="P1"/>
      <text:p text:style-name="P1"><text:tab/><text:tab/>rockchip_pcie_set_power_limit(rockchip);</text:p>
      <text:p text:style-name="P1"/>
      <text:p text:style-name="P1"><text:tab/><text:tab/>/* 500ms timeout value should be enough for Gen1/2 training */</text:p>
      <text:p text:style-name="P1"><text:tab/><text:tab/>err = readl_poll_timeout(rockchip-&gt;apb_base + PCIE_CLIENT_BASIC_STATUS1,</text:p>
      <text:p text:style-name="P1"><text:tab/><text:tab/> <text:s text:c="24"/>status, PCIE_LINK_UP(status), 20,500 * USEC_PER_MSEC);</text:p>
      <text:p text:style-name="P1"><text:tab/><text:tab/><text:tab/><text:tab/></text:p>
      <text:p text:style-name="P1"><text:tab/><text:tab/>/* Power off unused lane(s) */</text:p>
      <text:p text:style-name="P1"><text:tab/><text:tab/>rockchip-&gt;lanes_map = rockchip_pcie_lane_map(rockchip);</text:p>
      <text:p text:style-name="P1"><text:tab/><text:tab/>for () {</text:p>
      <text:p text:style-name="P1"><text:tab/><text:tab/> <text:s text:c="8"/>dev_dbg(dev, "idling lane %d\n", i);</text:p>
      <text:p text:style-name="P1"><text:tab/><text:tab/> <text:s text:c="9"/>phy_power_off(rockchip-&gt;phys[i]);</text:p>
      <text:p text:style-name="P1"><text:tab/><text:tab/> <text:s text:c="5"/>}</text:p>
      <text:p text:style-name="P1"><text:tab/> <text:s text:c="7"/>phy_exit(rockchip-&gt;phys[i]);</text:p>
      <text:p text:style-name="P1"><text:tab/>}</text:p>
      <text:p text:style-name="P1"/>
      <text:p text:style-name="P1">+==<text:tab/>static void rockchip_pcie_set_power_limit(struct rockchip_pcie *rockchip)</text:p>
      <text:p text:style-name="P1"><text:tab/>{</text:p>
      <text:p text:style-name="P1"><text:tab/><text:tab/>int curr;</text:p>
      <text:p text:style-name="P1"><text:tab/><text:tab/>u32 status, scale, power;</text:p>
      <text:p text:style-name="P1"/>
      <text:p text:style-name="P1"><text:tab/><text:tab/>curr = regulator_get_current_limit(rockchip-&gt;vpcie3v3);</text:p>
      <text:p text:style-name="P1"><text:tab/><text:tab/>dev_warn(rockchip-&gt;dev, "invalid power supply\n");</text:p>
      <text:p text:style-name="P1"><text:tab/><text:tab/></text:p>
      <text:p text:style-name="P1"><text:tab/><text:tab/>status = rockchip_pcie_read(rockchip, PCIE_RC_CONFIG_DCR);</text:p>
      <text:p text:style-name="P1"><text:tab/><text:tab/>rockchip_pcie_write(rockchip, status, PCIE_RC_CONFIG_DCR);</text:p>
      <text:p text:style-name="P1"><text:tab/>}</text:p>
      <text:p text:style-name="P1"/>
      <text:p text:style-name="P1">+==<text:tab/>static int rockchip_pcie_rd_conf(struct pci_bus *bus, u32 devfn, int where,</text:p>
      <text:p text:style-name="P1"><text:s text:c="33"/>int size, u32 *val)</text:p>
      <text:p text:style-name="P1"><text:tab/>{</text:p>
      <text:p text:style-name="P1"><text:tab/><text:tab/>struct rockchip_pcie *rockchip = bus-&gt;sysdata;</text:p>
      <text:p text:style-name="P1"/>
      <text:p text:style-name="P1"><text:tab/><text:tab/>rockchip_pcie_valid_device(rockchip, bus, PCI_SLOT(devfn));</text:p>
      <text:p text:style-name="P1"><text:tab/><text:tab/> </text:p>
      <text:p text:style-name="P1"><text:tab/><text:tab/>pci_is_root_bus(bus)</text:p>
      <text:p text:style-name="P1"><text:tab/><text:tab/>rockchip_pcie_rd_own_conf(rockchip, where, size, val);</text:p>
      <text:p text:style-name="P1"/>
      <text:p text:style-name="P1"><text:tab/><text:tab/>rockchip_pcie_rd_other_conf(rockchip, bus, devfn, where, size,val);</text:p>
      <text:p text:style-name="P1"><text:tab/>}</text:p>
      <text:p text:style-name="P1"/>
      <text:p text:style-name="P1">+==<text:tab/>static int rockchip_pcie_wr_conf(struct pci_bus *bus, u32 devfn,</text:p>
      <text:p text:style-name="P1"><text:tab/><text:tab/> <text:s text:c="24"/>int where, int size, u32 val)</text:p>
      <text:p text:style-name="P1"><text:tab/>{</text:p>
      <text:p text:style-name="P1"><text:tab/><text:tab/>struct rockchip_pcie *rockchip = bus-&gt;sysdata;</text:p>
      <text:p text:style-name="P1"/>
      <text:p text:style-name="P1"><text:tab/><text:tab/>rockchip_pcie_valid_device(rockchip, bus, PCI_SLOT(devfn));</text:p>
      <text:p text:style-name="P1"><text:tab/><text:tab/></text:p>
      <text:p text:style-name="P1"><text:tab/><text:tab/>pci_is_root_bus(bus);</text:p>
      <text:p text:style-name="P1"><text:tab/><text:tab/>rockchip_pcie_wr_own_conf(rockchip, where, size, val);</text:p>
      <text:p text:style-name="P1"/>
      <text:p text:style-name="P1"><text:soft-page-break/><text:tab/><text:tab/>rockchip_pcie_wr_other_conf(rockchip, bus, devfn, where, size,val);</text:p>
      <text:p text:style-name="P1"><text:tab/>}</text:p>
      <text:p text:style-name="P1"/>
      <text:p text:style-name="P1">+==<text:tab/>static struct pci_ops rockchip_pcie_ops = {</text:p>
      <text:p text:style-name="P1"><text:tab/><text:tab/>.read = rockchip_pcie_rd_conf,</text:p>
      <text:p text:style-name="P1"><text:tab/><text:tab/>.write = rockchip_pcie_wr_conf,</text:p>
      <text:p text:style-name="P1"><text:tab/>};</text:p>
      <text:p text:style-name="P1"/>
      <text:p text:style-name="P1">+==<text:tab/>static int rockchip_pcie_wr_other_conf(struct rockchip_pcie *rockchip,</text:p>
      <text:p text:style-name="P1"><text:s text:c="39"/>struct pci_bus *bus, u32 devfn,</text:p>
      <text:p text:style-name="P1"><text:s text:c="39"/>int where, int size, u32 val)</text:p>
      <text:p text:style-name="P1"><text:tab/>{</text:p>
      <text:p text:style-name="P1"><text:tab/><text:tab/>void __iomem *addr;</text:p>
      <text:p text:style-name="P1"><text:tab/><text:tab/>pci_is_root_bus(bus-&gt;parent);</text:p>
      <text:p text:style-name="P1"><text:tab/><text:tab/>rockchip_pcie_cfg_configuration_accesses(rockchip,AXI_WRAPPER_TYPE0_CFG);</text:p>
      <text:p text:style-name="P1"><text:tab/><text:tab/>rockchip_pcie_cfg_configuration_accesses(rockchip,AXI_WRAPPER_TYPE1_CFG);</text:p>
      <text:p text:style-name="P1"/>
      <text:p text:style-name="P1"><text:tab/><text:tab/>writel(val, addr);</text:p>
      <text:p text:style-name="P1"><text:tab/><text:tab/>writew(val, addr);</text:p>
      <text:p text:style-name="P1"><text:tab/><text:tab/>writeb(val, addr);</text:p>
      <text:p text:style-name="P1"><text:tab/>}</text:p>
      <text:p text:style-name="P1"/>
      <text:p text:style-name="P1">+== <text:tab/>static int rockchip_pcie_rd_other_conf(struct rockchip_pcie *rockchip,</text:p>
      <text:p text:style-name="P1"><text:s text:c="39"/>struct pci_bus *bus, u32 devfn,</text:p>
      <text:p text:style-name="P1"><text:s text:c="39"/>int where, int size, u32 *val)</text:p>
      <text:p text:style-name="P1"><text:tab/>{</text:p>
      <text:p text:style-name="P1"><text:tab/><text:tab/>void __iomem *addr;</text:p>
      <text:p text:style-name="P1"><text:tab/><text:tab/>pci_is_root_bus(bus-&gt;parent);</text:p>
      <text:p text:style-name="P1"><text:tab/><text:tab/>rockchip_pcie_cfg_configuration_accesses(rockchip,AXI_WRAPPER_TYPE0_CFG);</text:p>
      <text:p text:style-name="P1"><text:tab/><text:tab/>rockchip_pcie_cfg_configuration_accesses(rockchip,AXI_WRAPPER_TYPE1_CFG);</text:p>
      <text:p text:style-name="P1"/>
      <text:p text:style-name="P1"><text:tab/><text:tab/>*val = readl(addr);</text:p>
      <text:p text:style-name="P1"><text:tab/><text:tab/>*val = readw(addr);</text:p>
      <text:p text:style-name="P1"><text:tab/><text:tab/>*val = readb(addr);</text:p>
      <text:p text:style-name="P1"><text:tab/>}</text:p>
      <text:p text:style-name="P1"/>
      <text:p text:style-name="P1">+==<text:tab/>static int rockchip_pcie_rd_own_conf(struct rockchip_pcie *rockchip,</text:p>
      <text:p text:style-name="P1"><text:s text:c="37"/>int where, int size, u32 *val)</text:p>
      <text:p text:style-name="P1"><text:tab/>{</text:p>
      <text:p text:style-name="P1"><text:tab/><text:tab/>void __iomem *addr;</text:p>
      <text:p text:style-name="P1"><text:tab/><text:tab/>*val = readl(addr);</text:p>
      <text:p text:style-name="P1"><text:tab/><text:tab/>*val = readw(addr);</text:p>
      <text:p text:style-name="P1"><text:tab/><text:tab/>*val = readb(addr);</text:p>
      <text:p text:style-name="P1"><text:tab/>}</text:p>
      <text:p text:style-name="P1"/>
      <text:p text:style-name="P1">+==<text:tab/>static int rockchip_pcie_wr_own_conf(struct rockchip_pcie *rockchip,</text:p>
      <text:p text:style-name="P1"><text:tab/><text:tab/> <text:s text:c="28"/>int where, int size, u32 val)</text:p>
      <text:p text:style-name="P1"><text:tab/>{</text:p>
      <text:p text:style-name="P1"><text:tab/><text:tab/>u32 mask, tmp, offset;</text:p>
      <text:p text:style-name="P1"><text:tab/><text:tab/>void __iomem *addr;</text:p>
      <text:p text:style-name="P1"><text:tab/> <text:s text:c="7"/>writel(val, addr);</text:p>
      <text:p text:style-name="P1"><text:tab/>}</text:p>
      <text:p text:style-name="P1"><text:tab/></text:p>
      <text:p text:style-name="P1">+==<text:tab/>static void rockchip_pcie_clr_bw_int(struct rockchip_pcie *rockchip)</text:p>
      <text:p text:style-name="P1"><text:tab/>{</text:p>
      <text:p text:style-name="P1"><text:tab/><text:tab/>u32 status;</text:p>
      <text:p text:style-name="P1"/>
      <text:p text:style-name="P1"><text:soft-page-break/><text:tab/><text:tab/>status = rockchip_pcie_read(rockchip, PCIE_RC_CONFIG_LCS);</text:p>
      <text:p text:style-name="P1"><text:tab/><text:tab/>rockchip_pcie_write(rockchip, status, PCIE_RC_CONFIG_LCS);</text:p>
      <text:p text:style-name="P1"><text:tab/>}</text:p>
      <text:p text:style-name="P1"/>
      <text:p text:style-name="P1">+==<text:tab/>static void rockchip_pcie_update_txcredit_mui(struct rockchip_pcie *rockchip)</text:p>
      <text:p text:style-name="P1"><text:tab/>{</text:p>
      <text:p text:style-name="P1"><text:tab/><text:tab/>u32 val;</text:p>
      <text:p text:style-name="P1"><text:tab/><text:tab/>/* Update Tx credit maximum update interval */</text:p>
      <text:p text:style-name="P1"><text:tab/><text:tab/>val = rockchip_pcie_read(rockchip, PCIE_CORE_TXCREDIT_CFG1);</text:p>
      <text:p text:style-name="P1"><text:tab/><text:tab/>rockchip_pcie_write(rockchip, val, PCIE_CORE_TXCREDIT_CFG1);</text:p>
      <text:p text:style-name="P1"><text:tab/>}</text:p>
      <text:p text:style-name="P1"/>
      <text:p text:style-name="P1">+==<text:tab/>static int rockchip_pcie_valid_device(struct rockchip_pcie *rockchip,</text:p>
      <text:p text:style-name="P1"><text:s text:c="38"/>struct pci_bus *bus, int dev)</text:p>
      <text:p text:style-name="P1"><text:tab/>{</text:p>
      <text:p text:style-name="P1"><text:tab/><text:tab/>/** Access only one slot on each root port.</text:p>
      <text:p text:style-name="P1"><text:tab/><text:tab/> * Do not read more than one device on the bus directly attached</text:p>
      <text:p text:style-name="P1"><text:tab/><text:tab/> * to RC's downstream side.<text:tab/> */</text:p>
      <text:p text:style-name="P1"><text:tab/><text:tab/>if (pci_is_root_bus(bus) || pci_is_root_bus(bus-&gt;parent))</text:p>
      <text:p text:style-name="P1"><text:tab/><text:tab/> <text:s text:c="7"/>return dev == 0;</text:p>
      <text:p text:style-name="P1"/>
      <text:p text:style-name="P1"><text:tab/><text:tab/></text:p>
      <text:p text:style-name="P1"><text:tab/>}</text:p>
      <text:p text:style-name="P1"/>
      <text:p text:style-name="P1">+==<text:tab/>static u8 rockchip_pcie_lane_map(struct rockchip_pcie *rockchip)</text:p>
      <text:p text:style-name="P1"><text:tab/>{</text:p>
      <text:p text:style-name="P1"><text:tab/><text:tab/>u32 val; <text:s text:c="7"/>u8 map;</text:p>
      <text:p text:style-name="P1"/>
      <text:p text:style-name="P1"><text:tab/><text:tab/>val = rockchip_pcie_read(rockchip, PCIE_CORE_LANE_MAP);</text:p>
      <text:p text:style-name="P1"><text:tab/>}</text:p>
      <text:p text:style-name="P1"/>
      <text:p text:style-name="P1">+==<text:tab/>static void rockchip_pcie_enable_bw_int(struct rockchip_pcie *rockchip)</text:p>
      <text:p text:style-name="P1"><text:tab/>{</text:p>
      <text:p text:style-name="P1"><text:tab/><text:tab/>u32 status;</text:p>
      <text:p text:style-name="P1"><text:tab/><text:tab/>status = rockchip_pcie_read(rockchip, PCIE_RC_CONFIG_LCS);</text:p>
      <text:p text:style-name="P1"><text:tab/><text:tab/>rockchip_pcie_write(rockchip, status, PCIE_RC_CONFIG_LCS);</text:p>
      <text:p text:style-name="P1"><text:tab/>}</text:p>
      <text:p text:style-name="P1"/>
      <text:p text:style-name="P1">==================== pcie-rockchip.c ====================================</text:p>
      <text:p text:style-name="P1"/>
      <text:p text:style-name="P1">#include &lt;linux/clk.h&gt;</text:p>
      <text:p text:style-name="P1">#include &lt;linux/delay.h&gt;</text:p>
      <text:p text:style-name="P1">#include &lt;linux/gpio/consumer.h&gt;</text:p>
      <text:p text:style-name="P1">#include &lt;linux/of_pci.h&gt;</text:p>
      <text:p text:style-name="P1">#include &lt;linux/phy/phy.h&gt;</text:p>
      <text:p text:style-name="P1">#include &lt;linux/platform_device.h&gt;</text:p>
      <text:p text:style-name="P1">#include &lt;linux/reset.h&gt;</text:p>
      <text:p text:style-name="P1"/>
      <text:p text:style-name="P1">#include "../pci.h"</text:p>
      <text:p text:style-name="P1">#include "pcie-rockchip.h"</text:p>
      <text:p text:style-name="P1"/>
      <text:p text:style-name="P1">+==<text:tab/>int rockchip_pcie_parse_dt(struct rockchip_pcie *rockchip)</text:p>
      <text:p text:style-name="P1"><text:tab/>{</text:p>
      <text:p text:style-name="P1"><text:tab/><text:tab/>struct device *dev = rockchip-&gt;dev;</text:p>
      <text:p text:style-name="P1"><text:tab/><text:tab/>struct platform_device *pdev = to_platform_device(dev);</text:p>
      <text:p text:style-name="P1"><text:tab/><text:tab/>struct device_node *node = dev-&gt;of_node;</text:p>
      <text:p text:style-name="P1"><text:tab/><text:tab/>struct resource *regs;</text:p>
      <text:p text:style-name="P1"><text:soft-page-break/><text:tab/><text:tab/>int err;</text:p>
      <text:p text:style-name="P1"/>
      <text:p text:style-name="P1"><text:tab/><text:tab/>regs = platform_get_resource_byname(pdev,IORESOURCE_MEM, "axi-base");</text:p>
      <text:p text:style-name="P1"><text:tab/><text:tab/>rockchip-&gt;reg_base = devm_pci_remap_cfg_resource(dev, regs);</text:p>
      <text:p text:style-name="P1"><text:tab/><text:tab/><text:tab/></text:p>
      <text:p text:style-name="P1"><text:tab/><text:tab/>err = rockchip_pcie_get_phys(rockchip);</text:p>
      <text:p text:style-name="P1"><text:tab/><text:tab/></text:p>
      <text:p text:style-name="P1"><text:tab/><text:tab/>err = of_property_read_u32(node, "num-lanes", &amp;rockchip-&gt;lanes);</text:p>
      <text:p text:style-name="P1"><text:tab/><text:tab/></text:p>
      <text:p text:style-name="P1"><text:tab/><text:tab/>rockchip-&gt;link_gen = of_pci_get_max_link_speed(node);</text:p>
      <text:p text:style-name="P1"><text:tab/><text:tab/></text:p>
      <text:p text:style-name="P1"><text:tab/><text:tab/>rockchip-&gt;core_rst = devm_reset_control_get_exclusive(dev, "core");</text:p>
      <text:p text:style-name="P1"><text:tab/><text:tab/></text:p>
      <text:p text:style-name="P1"><text:tab/><text:tab/>rockchip-&gt;mgmt_rst = devm_reset_control_get_exclusive(dev, "mgmt");</text:p>
      <text:p text:style-name="P1"><text:tab/><text:tab/></text:p>
      <text:p text:style-name="P1"><text:tab/><text:tab/>rockchip-&gt;mgmt_sticky_rst = devm_reset_control_get_exclusive(dev,</text:p>
      <text:p text:style-name="P1"><text:tab/><text:tab/><text:tab/><text:tab/><text:tab/><text:tab/><text:tab/><text:tab/><text:tab/>"mgmt-sticky");</text:p>
      <text:p text:style-name="P1"><text:tab/><text:tab/>rockchip-&gt;pipe_rst = devm_reset_control_get_exclusive(dev, "pipe");</text:p>
      <text:p text:style-name="P1"><text:tab/><text:tab/></text:p>
      <text:p text:style-name="P1"><text:tab/><text:tab/>rockchip-&gt;pm_rst = devm_reset_control_get_exclusive(dev, "pm");</text:p>
      <text:p text:style-name="P1"><text:tab/><text:tab/></text:p>
      <text:p text:style-name="P1"><text:tab/><text:tab/>rockchip-&gt;pclk_rst = devm_reset_control_get_exclusive(dev, "pclk");</text:p>
      <text:p text:style-name="P1"><text:tab/><text:tab/></text:p>
      <text:p text:style-name="P1"><text:tab/><text:tab/>rockchip-&gt;aclk_rst = devm_reset_control_get_exclusive(dev, "aclk");</text:p>
      <text:p text:style-name="P1"><text:tab/><text:tab/></text:p>
      <text:p text:style-name="P1"><text:tab/><text:tab/>rockchip-&gt;ep_gpio = devm_gpiod_get_optional(dev, "ep",GPIOD_OUT_HIGH);</text:p>
      <text:p text:style-name="P1"><text:tab/><text:tab/>dev_err_probe(dev, PTR_ERR(rockchip-&gt;ep_gpio), "failed to get ep GPIO\n");</text:p>
      <text:p text:style-name="P1"><text:tab/><text:tab/></text:p>
      <text:p text:style-name="P1"><text:tab/><text:tab/>rockchip-&gt;aclk_pcie = devm_clk_get(dev, "aclk");</text:p>
      <text:p text:style-name="P1"><text:tab/><text:tab/></text:p>
      <text:p text:style-name="P1"><text:tab/><text:tab/>rockchip-&gt;aclk_perf_pcie = devm_clk_get(dev, "aclk-perf");</text:p>
      <text:p text:style-name="P1"><text:tab/><text:tab/></text:p>
      <text:p text:style-name="P1"><text:tab/><text:tab/>rockchip-&gt;hclk_pcie = devm_clk_get(dev, "hclk");</text:p>
      <text:p text:style-name="P1"><text:tab/><text:tab/></text:p>
      <text:p text:style-name="P1"><text:tab/><text:tab/>rockchip-&gt;clk_pcie_pm = devm_clk_get(dev, "pm");</text:p>
      <text:p text:style-name="P1"><text:tab/><text:tab/></text:p>
      <text:p text:style-name="P1"><text:tab/>}</text:p>
      <text:p text:style-name="P1"><text:tab/></text:p>
      <text:p text:style-name="P1">+==<text:tab/>EXPORT_SYMBOL_GPL(rockchip_pcie_parse_dt);</text:p>
      <text:p text:style-name="P1"/>
      <text:p text:style-name="P1">+==<text:tab/>int rockchip_pcie_init_port(struct rockchip_pcie *rockchip)</text:p>
      <text:p text:style-name="P1"><text:tab/>{</text:p>
      <text:p text:style-name="P1"><text:tab/><text:tab/>struct device *dev = rockchip-&gt;dev;</text:p>
      <text:p text:style-name="P1"><text:tab/><text:tab/>int err, i;</text:p>
      <text:p text:style-name="P1"><text:tab/><text:tab/>u32 regs;</text:p>
      <text:p text:style-name="P1"/>
      <text:p text:style-name="P1"><text:tab/><text:tab/>err = reset_control_assert(rockchip-&gt;aclk_rst);</text:p>
      <text:p text:style-name="P1"><text:tab/><text:tab/>err = phy_init(rockchip-&gt;phys[i]);</text:p>
      <text:p text:style-name="P1"><text:tab/><text:tab/></text:p>
      <text:p text:style-name="P1"><text:tab/><text:tab/>err = reset_control_deassert(rockchip-&gt;pm_rst);</text:p>
      <text:p text:style-name="P1"><text:tab/><text:tab/></text:p>
      <text:p text:style-name="P1"><text:tab/><text:tab/>rockchip_pcie_write(rockchip, PCIE_CLIENT_GEN_SEL_2,</text:p>
      <text:p text:style-name="P1"><text:tab/><text:tab/><text:tab/><text:tab/><text:tab/> <text:s text:c="3"/>PCIE_CLIENT_CONFIG);</text:p>
      <text:p text:style-name="P1"><text:tab/><text:tab/>err = phy_power_on(rockchip-&gt;phys[i]);</text:p>
      <text:p text:style-name="P1"><text:tab/><text:tab/><text:tab/></text:p>
      <text:p text:style-name="P1"><text:tab/><text:tab/>phy_power_off(rockchip-&gt;phys[i]);</text:p>
      <text:p text:style-name="P1"><text:tab/><text:tab/>phy_exit(rockchip-&gt;phys[i]);</text:p>
      <text:p text:style-name="P1"><text:soft-page-break/><text:tab/><text:tab/></text:p>
      <text:p text:style-name="P1"><text:tab/>}</text:p>
      <text:p text:style-name="P1"><text:tab/></text:p>
      <text:p text:style-name="P1">+==<text:tab/>EXPORT_SYMBOL_GPL(rockchip_pcie_init_port);</text:p>
      <text:p text:style-name="P1"/>
      <text:p text:style-name="P1">+==<text:tab/>int rockchip_pcie_get_phys(struct rockchip_pcie *rockchip)</text:p>
      <text:p text:style-name="P1"><text:tab/>{</text:p>
      <text:p text:style-name="P1"><text:tab/><text:tab/>struct device *dev = rockchip-&gt;dev;</text:p>
      <text:p text:style-name="P1"><text:tab/><text:tab/>struct phy *phy;</text:p>
      <text:p text:style-name="P1"><text:tab/><text:tab/>char *name;</text:p>
      <text:p text:style-name="P1"><text:tab/><text:tab/>u32 i;</text:p>
      <text:p text:style-name="P1"/>
      <text:p text:style-name="P1"><text:tab/><text:tab/>phy = devm_phy_get(dev, "pcie-phy");</text:p>
      <text:p text:style-name="P1"><text:tab/><text:tab/>dev_warn(dev, "legacy phy model is deprecated!\n");</text:p>
      <text:p text:style-name="P1"><text:tab/><text:tab/></text:p>
      <text:p text:style-name="P1"><text:tab/><text:tab/>dev_dbg(dev, "missing legacy phy; search for per-lane PHY\n");</text:p>
      <text:p text:style-name="P1"/>
      <text:p text:style-name="P1"><text:tab/><text:tab/>phy = devm_of_phy_get(dev, dev-&gt;of_node, name);</text:p>
      <text:p text:style-name="P1"><text:tab/><text:tab/>dev_err(dev, "missing phy for lane %d: %ld\n",i, PTR_ERR(phy));</text:p>
      <text:p text:style-name="P1"><text:tab/>}</text:p>
      <text:p text:style-name="P1"/>
      <text:p text:style-name="P1">+==<text:tab/>EXPORT_SYMBOL_GPL(rockchip_pcie_get_phys);</text:p>
      <text:p text:style-name="P1"/>
      <text:p text:style-name="P1">+==<text:tab/>void rockchip_pcie_deinit_phys(struct rockchip_pcie *rockchip)</text:p>
      <text:p text:style-name="P1"><text:tab/>{</text:p>
      <text:p text:style-name="P1"><text:tab/><text:tab/>phy_power_off(rockchip-&gt;phys[i]);</text:p>
      <text:p text:style-name="P1"><text:tab/><text:tab/>phy_exit(rockchip-&gt;phys[i]);</text:p>
      <text:p text:style-name="P1"><text:tab/>}</text:p>
      <text:p text:style-name="P1"><text:tab/></text:p>
      <text:p text:style-name="P1">+==<text:tab/>EXPORT_SYMBOL_GPL(rockchip_pcie_deinit_phys);</text:p>
      <text:p text:style-name="P1"/>
      <text:p text:style-name="P1">+==<text:tab/>int rockchip_pcie_enable_clocks(struct rockchip_pcie *rockchip)</text:p>
      <text:p text:style-name="P1"><text:tab/>{</text:p>
      <text:p text:style-name="P1"><text:tab/><text:tab/>struct device *dev = rockchip-&gt;dev;</text:p>
      <text:p text:style-name="P1"><text:tab/><text:tab/>int err;</text:p>
      <text:p text:style-name="P1"/>
      <text:p text:style-name="P1"><text:tab/><text:tab/>err = clk_prepare_enable(rockchip-&gt;aclk_pcie);</text:p>
      <text:p text:style-name="P1"><text:tab/><text:tab/>clk_disable_unprepare(rockchip-&gt;aclk_pcie);</text:p>
      <text:p text:style-name="P1"><text:tab/>}</text:p>
      <text:p text:style-name="P1"><text:tab/></text:p>
      <text:p text:style-name="P1">+==<text:tab/>EXPORT_SYMBOL_GPL(rockchip_pcie_enable_clocks);</text:p>
      <text:p text:style-name="P1"/>
      <text:p text:style-name="P1">+==<text:tab/>void rockchip_pcie_disable_clocks(void *data)</text:p>
      <text:p text:style-name="P1"><text:tab/>{</text:p>
      <text:p text:style-name="P1"><text:tab/><text:tab/>struct rockchip_pcie *rockchip = data;</text:p>
      <text:p text:style-name="P1"/>
      <text:p text:style-name="P1"><text:tab/><text:tab/>clk_disable_unprepare(rockchip-&gt;clk_pcie_pm);</text:p>
      <text:p text:style-name="P1"><text:tab/><text:tab/>clk_disable_unprepare(rockchip-&gt;hclk_pcie);</text:p>
      <text:p text:style-name="P1"><text:tab/><text:tab/>clk_disable_unprepare(rockchip-&gt;aclk_perf_pcie);</text:p>
      <text:p text:style-name="P1"><text:tab/><text:tab/>clk_disable_unprepare(rockchip-&gt;aclk_pcie);</text:p>
      <text:p text:style-name="P1"><text:tab/>}</text:p>
      <text:p text:style-name="P1">+==<text:tab/>EXPORT_SYMBOL_GPL(rockchip_pcie_disable_clocks);</text:p>
      <text:p text:style-name="P1"/>
      <text:p text:style-name="P1">+==<text:tab/>void rockchip_pcie_cfg_configuration_accesses(</text:p>
      <text:p text:style-name="P1"><text:tab/><text:tab/>struct rockchip_pcie *rockchip, u32 type)</text:p>
      <text:p text:style-name="P1"><text:tab/>{</text:p>
      <text:p text:style-name="P1"><text:tab/><text:tab/>u32 ob_desc_0;</text:p>
      <text:p text:style-name="P1"><text:soft-page-break/></text:p>
      <text:p text:style-name="P1"><text:tab/><text:tab/>/* Configuration Accesses for region 0 */</text:p>
      <text:p text:style-name="P1"><text:tab/><text:tab/>rockchip_pcie_write(rockchip, 0x0, PCIE_RC_BAR_CONF);</text:p>
      <text:p text:style-name="P1"/>
      <text:p text:style-name="P1"><text:tab/><text:tab/>ob_desc_0 = rockchip_pcie_read(rockchip, PCIE_CORE_OB_REGION_DESC0);</text:p>
      <text:p text:style-name="P1"><text:tab/>}</text:p>
      <text:p text:style-name="P1"><text:tab/><text:tab/></text:p>
      <text:p text:style-name="P1">+==<text:tab/>EXPORT_SYMBOL_GPL(rockchip_pcie_cfg_configuration_accesses);</text:p>
      <text:p text:style-name="P1"/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97cm" fo:margin-right="1.99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7T11:13:37.364482136</meta:creation-date>
    <dc:date>2022-11-17T11:16:49.472676975</dc:date>
    <meta:editing-duration>PT3M12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9" meta:paragraph-count="917" meta:word-count="3208" meta:character-count="33654" meta:non-whitespace-character-count="26583"/>
  </office:meta>
</office:document-meta>
</file>